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5.2516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01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1839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3516in" fo:break-before="auto" style:use-optimal-row-height="true"/>
    </style:style>
    <style:style style:name="ro8" style:family="table-row">
      <style:table-row-properties style:row-height="2.5264in" fo:break-before="auto" style:use-optimal-row-height="true"/>
    </style:style>
    <style:style style:name="ro9" style:family="table-row">
      <style:table-row-properties style:row-height="0.8528in" fo:break-before="auto" style:use-optimal-row-height="true"/>
    </style:style>
    <style:style style:name="ro10" style:family="table-row">
      <style:table-row-properties style:row-height="1.3547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1.0201in" fo:break-before="auto" style:use-optimal-row-height="true"/>
    </style:style>
    <style:style style:name="ro13" style:family="table-row">
      <style:table-row-properties style:row-height="0.6854in" fo:break-before="auto" style:use-optimal-row-height="true"/>
    </style:style>
    <style:style style:name="ro14" style:family="table-row">
      <style:table-row-properties style:row-height="0.1866in" fo:break-before="auto" style:use-optimal-row-height="true"/>
    </style:style>
    <style:style style:name="ro15" style:family="table-row">
      <style:table-row-properties style:row-height="0.3543in" fo:break-before="auto" style:use-optimal-row-height="true"/>
    </style:style>
    <style:style style:name="ro16" style:family="table-row">
      <style:table-row-properties style:row-height="0.5217in" fo:break-before="auto" style:use-optimal-row-height="true"/>
    </style:style>
    <style:style style:name="ro17" style:family="table-row">
      <style:table-row-properties style:row-height="0.689in" fo:break-before="auto" style:use-optimal-row-height="true"/>
    </style:style>
    <style:style style:name="ro18" style:family="table-row">
      <style:table-row-properties style:row-height="0.8563in" fo:break-before="auto" style:use-optimal-row-height="true"/>
    </style:style>
    <style:style style:name="ro19" style:family="table-row">
      <style:table-row-properties style:row-height="4.7102in" fo:break-before="auto" style:use-optimal-row-height="true"/>
    </style:style>
    <style:style style:name="ro20" style:family="table-row">
      <style:table-row-properties style:row-height="5.7138in" fo:break-before="auto" style:use-optimal-row-height="true"/>
    </style:style>
    <style:style style:name="ro21" style:family="table-row">
      <style:table-row-properties style:row-height="3.0311in" fo:break-before="auto" style:use-optimal-row-height="true"/>
    </style:style>
    <style:style style:name="ro22" style:family="table-row">
      <style:table-row-properties style:row-height="1.0236in" fo:break-before="auto" style:use-optimal-row-height="true"/>
    </style:style>
    <style:style style:name="ro23" style:family="table-row">
      <style:table-row-properties style:row-height="0.175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wrap-option="no-wrap" style:vertical-align="top"/>
      <style:text-properties style:font-name="Verdana"/>
    </style:style>
    <style:style style:name="ce3"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4" style:family="table-cell" style:parent-style-name="Default">
      <style:table-cell-properties fo:border-bottom="none" fo:wrap-option="no-wrap" fo:border-left="0.0138in solid #000000" fo:border-right="none" fo:border-top="none" style:vertical-align="top"/>
      <style:text-properties style:font-name="Verdana"/>
    </style:style>
    <style:style style:name="ce5"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6"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7" style:family="table-cell" style:parent-style-name="Default">
      <style:table-cell-properties fo:border-bottom="none" fo:border-left="0.0071in solid #000000" fo:border-right="none" fo:border-top="none"/>
    </style:style>
    <style:style style:name="ce8" style:family="table-cell" style:parent-style-name="Default">
      <style:table-cell-properties fo:background-color="#e6e6ff" fo:wrap-option="wrap" fo:border="0.0138in solid #000000" style:vertical-align="top"/>
      <style:text-properties style:font-name="Verdana" fo:font-weight="bold"/>
    </style:style>
    <style:style style:name="ce9"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fo:font-size="10pt"/>
    </style:style>
    <style:style style:name="ce10"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fo:font-size="10pt"/>
    </style:style>
    <style:style style:name="ce11" style:family="table-cell" style:parent-style-name="Default">
      <style:table-cell-properties fo:border-bottom="0.0138in solid #000000" fo:border-left="0.0138in solid #000000" fo:border-right="none" fo:border-top="none"/>
      <style:text-properties fo:font-size="10pt"/>
    </style:style>
    <style:style style:name="ce12"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3"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4"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5" style:family="table-cell" style:parent-style-name="Default">
      <style:table-cell-properties fo:border-bottom="0.0138in solid #c0c0c0" fo:wrap-option="wrap" fo:border-left="0.0138in solid #000000" fo:border-right="0.0138in solid #000000" fo:border-top="0.0138in solid #000000" style:vertical-align="top"/>
      <style:text-properties style:font-name="Verdana" fo:font-weight="normal"/>
    </style:style>
    <style:style style:name="ce16" style:family="table-cell" style:parent-style-name="Default">
      <style:table-cell-properties fo:border-bottom="0.0138in solid #c0c0c0" fo:wrap-option="wrap" fo:border-left="0.0138in solid #000000" fo:border-right="0.0138in solid #000000" fo:border-top="0.0138in solid #c0c0c0" style:vertical-align="top"/>
      <style:text-properties style:font-name="Verdana" fo:font-weight="normal"/>
    </style:style>
    <style:style style:name="ce17" style:family="table-cell" style:parent-style-name="Default">
      <style:table-cell-properties fo:border-bottom="0.0138in solid #c0c0c0" fo:wrap-option="wrap" fo:border-left="0.0138in solid #000000" fo:border-right="none" fo:border-top="0.0138in solid #c0c0c0" style:vertical-align="top"/>
      <style:text-properties style:font-name="Verdana" fo:font-weight="normal"/>
    </style:style>
    <style:style style:name="ce18"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19"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0" style:family="table-cell" style:parent-style-name="Default">
      <style:table-cell-properties fo:border-bottom="0.0138in solid #000000" fo:wrap-option="wrap" fo:border-left="0.0138in solid #000000" fo:border-right="0.0138in solid #000000" fo:border-top="0.0138in solid #c0c0c0" style:vertical-align="top"/>
      <style:text-properties style:font-name="Verdana" fo:font-weight="normal"/>
    </style:style>
    <style:style style:name="ce21"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2"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center" fo:margin-left="0in"/>
      <style:text-properties fo:color="#ffffff" style:font-name="Verdana" fo:font-weight="bold"/>
    </style:style>
    <style:style style:name="ce23" style:family="table-cell" style:parent-style-name="Default">
      <style:table-cell-properties fo:border-bottom="none" fo:border-left="0.0071in solid #000000" fo:border-right="0.0071in solid #000000" fo:border-top="none"/>
    </style:style>
    <style:style style:name="ce24" style:family="table-cell" style:parent-style-name="Default">
      <style:table-cell-properties fo:border-bottom="none" fo:background-color="#e6e6ff" fo:wrap-option="wrap" fo:border-left="0.0138in solid #000000" fo:border-right="none" fo:border-top="none" style:vertical-align="top"/>
      <style:text-properties style:font-name="Verdana" fo:font-weight="bold"/>
    </style:style>
    <style:style style:name="ce25"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27" style:family="table-cell" style:parent-style-name="Default">
      <style:table-cell-properties fo:wrap-option="wrap" fo:border="0.0138in solid #000000" style:vertical-align="top"/>
      <style:text-properties style:font-name="Verdana" fo:font-weight="normal"/>
    </style:style>
    <style:style style:name="ce28"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29" style:family="table-cell" style:parent-style-name="Default">
      <style:table-cell-properties fo:border-bottom="none" fo:border-left="0.0008in solid #000000" fo:border-right="none" fo:border-top="none"/>
    </style:style>
    <style:style style:name="ce30" style:family="table-cell" style:parent-style-name="Default">
      <style:table-cell-properties fo:border-bottom="0.0138in solid #c0c0c0" fo:wrap-option="wrap" fo:border-left="0.0138in solid #000000" fo:border-right="0.0138in solid #000000" fo:border-top="0.0138in solid #c0c0c0" style:vertical-align="top"/>
      <style:text-properties style:font-name="Verdana" fo:font-weight="bold"/>
    </style:style>
    <style:style style:name="ce31" style:family="table-cell" style:parent-style-name="Default">
      <style:table-cell-properties fo:border-bottom="none" fo:wrap-option="wrap" fo:border-left="0.0138in solid #000000" fo:border-right="0.0138in solid #000000" fo:border-top="0.0138in solid #c0c0c0" style:vertical-align="top"/>
      <style:text-properties style:font-name="Verdana" fo:font-weight="bold"/>
    </style:style>
    <style:style style:name="ce32"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3"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34"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5" style:family="table-cell" style:parent-style-name="Default">
      <style:table-cell-properties fo:background-color="#000080" style:text-align-source="fix" style:repeat-content="false" fo:wrap-option="wrap" fo:border="0.0138in solid #000000" style:vertical-align="top"/>
      <style:paragraph-properties fo:text-align="center" fo:margin-left="0in"/>
      <style:text-properties fo:color="#ffffff" style:font-name="Verdana" fo:font-weight="bold"/>
    </style:style>
    <style:style style:name="ce36" style:family="table-cell" style:parent-style-name="Default">
      <style:table-cell-properties fo:background-color="#e6e6ff" fo:wrap-option="wrap" fo:border="0.0138in solid #000000" style:vertical-align="top"/>
      <style:text-properties style:font-name="Verdana" fo:font-weight="bold" style:font-weight-asian="bold" style:font-weight-complex="bold"/>
    </style:style>
    <style:style style:name="ce37"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center" fo:margin-left="0in"/>
      <style:text-properties fo:color="#ffffff" style:font-name="Verdana" fo:font-size="10pt" fo:font-weight="bold"/>
    </style:style>
    <style:style style:name="ce38"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9"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font-weight-asian="normal" style:font-weight-complex="normal"/>
    </style:style>
    <style:style style:name="ce40"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1"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2"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3"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4" style:family="table-cell" style:parent-style-name="Default">
      <style:table-cell-properties fo:background-color="#e6e6ff" fo:wrap-option="wrap" fo:border="0.0071in solid #000000" style:vertical-align="top"/>
      <style:text-properties style:font-name="Verdana" fo:font-weight="bold"/>
    </style:style>
    <style:style style:name="ce45"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46"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47" style:family="table-cell" style:parent-style-name="Default">
      <style:table-cell-properties fo:background-color="#e6e6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48" style:family="table-cell" style:parent-style-name="Default">
      <style:table-cell-properties fo:border-bottom="0.0138in solid #000000" style:text-align-source="fix" style:repeat-content="false" fo:wrap-option="wrap" fo:border-left="0.0138in solid #000000" fo:border-right="none" fo:border-top="none" style:vertical-align="top"/>
      <style:paragraph-properties fo:text-align="start"/>
      <style:text-properties style:font-name="Verdana"/>
    </style:style>
    <style:style style:name="ce4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50" style:family="table-cell" style:parent-style-name="Default">
      <style:table-cell-properties fo:wrap-option="no-wrap" fo:border="0.0071in solid #000000" style:vertical-align="top"/>
      <style:text-properties style:font-name="Verdana"/>
    </style:style>
    <style:style style:name="ce51"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zxx" style:country-complex="none"/>
    </style:style>
    <style:style style:name="ce52" style:family="table-cell" style:parent-style-name="Default">
      <style:table-cell-properties fo:wrap-option="wrap" fo:border="0.0071in solid #000000" style:vertical-align="top"/>
      <style:text-properties style:font-name="Verdana"/>
    </style:style>
    <style:style style:name="ce53" style:family="table-cell" style:parent-style-name="Default">
      <style:table-cell-properties fo:border-bottom="none" fo:wrap-option="no-wrap" fo:border-left="0.0071in solid #000000" fo:border-right="0.0071in solid #000000" fo:border-top="0.0071in solid #000000" style:vertical-align="top"/>
      <style:text-properties style:font-name="Verdana"/>
    </style:style>
    <style:style style:name="ce54" style:family="table-cell" style:parent-style-name="Default">
      <style:table-cell-properties fo:border-bottom="none" fo:wrap-option="no-wrap" fo:border-left="0.0071in solid #000000" fo:border-right="0.0071in solid #000000" fo:border-top="none" style:vertical-align="top"/>
      <style:text-properties style:font-name="Verdana"/>
    </style:style>
    <style:style style:name="ce55" style:family="table-cell" style:parent-style-name="Default">
      <style:table-cell-properties fo:border-bottom="0.0071in solid #000000" fo:wrap-option="no-wrap" fo:border-left="0.0071in solid #000000" fo:border-right="0.0071in solid #000000" fo:border-top="none" style:vertical-align="top"/>
      <style:text-properties style:font-name="Verdana"/>
    </style:style>
    <style:style style:name="ce56"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57"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58"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59" style:family="table-cell" style:parent-style-name="Default">
      <style:table-cell-properties fo:wrap-option="wrap" fo:border="0.0138in solid #000000" style:vertical-align="top"/>
      <style:text-properties style:font-name="Verdana"/>
    </style:style>
    <style:style style:name="ce60" style:family="table-cell" style:parent-style-name="Default">
      <style:table-cell-properties fo:border-bottom="none" fo:border-left="0.0138in solid #000000" fo:border-right="0.0138in solid #000000" fo:border-top="none"/>
    </style:style>
    <style:style style:name="ce61"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62"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63"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64"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65"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66" style:family="table-cell" style:parent-style-name="Default">
      <style:table-cell-properties fo:border-bottom="0.0138in solid #c0c0c0" fo:wrap-option="wrap" fo:border-left="0.0138in solid #000000" fo:border-right="none" fo:border-top="0.0138in solid #000000" style:vertical-align="top"/>
      <style:text-properties style:font-name="Verdana" fo:font-weight="normal"/>
    </style:style>
    <style:style style:name="ce67"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68" style:family="table-cell" style:parent-style-name="Default">
      <style:table-cell-properties fo:border-bottom="0.0138in solid #000000"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69"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70"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71" style:family="table-cell" style:parent-style-name="Default">
      <style:table-cell-properties fo:border-bottom="none" fo:wrap-option="wrap" fo:border-left="0.0138in solid #000000" fo:border-right="none" fo:border-top="none" style:vertical-align="top"/>
      <style:text-properties style:font-name="Verdana"/>
    </style:style>
    <style:style style:name="ce72" style:family="table-cell" style:parent-style-name="Default">
      <style:table-cell-properties fo:border="0.0008in solid #000000"/>
    </style:style>
    <style:style style:name="ce73"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74" style:family="table-cell" style:parent-style-name="Default">
      <style:table-cell-properties fo:background-color="#ccccff"/>
    </style:style>
    <style:style style:name="ce75" style:family="table-cell" style:parent-style-name="Default">
      <style:table-cell-properties style:text-align-source="fix" style:repeat-content="false" fo:wrap-option="wrap" fo:border="0.0008in solid #000000" style:vertical-align="top"/>
      <style:paragraph-properties fo:text-align="start"/>
      <style:text-properties style:font-name="Verdana"/>
    </style:style>
    <style:style style:name="ce76" style:family="table-cell" style:parent-style-name="Default">
      <style:table-cell-properties fo:wrap-option="wrap" fo:border="0.0008in solid #000000"/>
      <style:text-properties style:font-name="Verdana"/>
    </style:style>
    <style:style style:name="ce77" style:family="table-cell" style:parent-style-name="Default">
      <style:table-cell-properties fo:border="0.0071in solid #000000" style:vertical-align="top"/>
      <style:text-properties style:font-name="Verdana"/>
    </style:style>
    <style:style style:name="ce78" style:family="table-cell" style:parent-style-name="Default">
      <style:table-cell-properties fo:border-bottom="none" fo:border-left="none" fo:border-right="0.0138in solid #000000" fo:border-top="none" style:vertical-align="top"/>
      <style:text-properties style:font-name="Verdana"/>
    </style:style>
    <style:style style:name="ce79"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80"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81" style:family="table-cell" style:parent-style-name="Default">
      <style:table-cell-properties fo:border-bottom="none" fo:border-left="none" fo:border-right="0.0071in solid #000000" fo:border-top="none"/>
    </style:style>
    <style:style style:name="ce82"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fo:font-size="10pt"/>
    </style:style>
    <style:style style:name="ce83" style:family="table-cell" style:parent-style-name="Default">
      <style:table-cell-properties fo:border-bottom="0.0008in solid #c0c0c0" style:text-align-source="fix" style:repeat-content="false" fo:wrap-option="wrap" fo:border-left="0.0008in solid #000000" fo:border-right="0.0008in solid #000000" fo:border-top="0.0008in solid #c0c0c0" style:vertical-align="top"/>
      <style:paragraph-properties fo:text-align="start"/>
      <style:text-properties style:font-name="Verdana" fo:font-size="10pt"/>
    </style:style>
    <style:style style:name="ce84" style:family="table-cell" style:parent-style-name="Default">
      <style:table-cell-properties fo:border-bottom="0.0008in solid #000000" fo:border-left="0.0008in solid #000000" fo:border-right="0.0008in solid #000000" fo:border-top="none"/>
      <style:text-properties fo:font-size="10pt"/>
    </style:style>
    <style:style style:name="ce85"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86" style:family="table-cell" style:parent-style-name="Default">
      <style:table-cell-properties fo:border-bottom="0.0138in solid #c0c0c0" fo:wrap-option="wrap" fo:border-left="none" fo:border-right="0.0138in solid #000000" fo:border-top="0.0138in solid #000000" style:vertical-align="top"/>
      <style:text-properties style:font-name="Verdana" fo:font-weight="normal"/>
    </style:style>
    <style:style style:name="ce87" style:family="table-cell" style:parent-style-name="Default">
      <style:table-cell-properties fo:border-bottom="0.0138in solid #c0c0c0" fo:wrap-option="wrap" fo:border-left="none" fo:border-right="0.0138in solid #000000" fo:border-top="0.0138in solid #c0c0c0" style:vertical-align="top"/>
      <style:text-properties style:font-name="Verdana" fo:font-weight="normal"/>
    </style:style>
    <style:style style:name="ce88" style:family="table-cell" style:parent-style-name="Default">
      <style:table-cell-properties fo:border-bottom="0.0138in solid #000000" fo:wrap-option="wrap" fo:border-left="none" fo:border-right="0.0138in solid #000000" fo:border-top="0.0138in solid #c0c0c0" style:vertical-align="top"/>
      <style:text-properties style:font-name="Verdana" fo:font-weight="normal"/>
    </style:style>
    <style:style style:name="ce89"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90"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91"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92" style:family="table-cell" style:parent-style-name="Default">
      <style:table-cell-properties fo:background-color="#000080" fo:wrap-option="wrap" fo:border="0.0138in solid #000000" style:vertical-align="top"/>
      <style:text-properties fo:color="#ffffff" style:font-name="Verdana" fo:font-weight="normal"/>
    </style:style>
    <style:style style:name="ce93"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94"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95" style:family="table-cell" style:parent-style-name="Default">
      <style:table-cell-properties fo:wrap-option="wrap" fo:border="0.0008in solid #000000" style:vertical-align="top"/>
      <style:text-properties style:font-name="Verdana" fo:font-weight="normal"/>
    </style:style>
    <style:style style:name="ce96" style:family="table-cell" style:parent-style-name="Default">
      <style:table-cell-properties fo:border-bottom="0.0138in solid #000000" style:text-align-source="fix" style:repeat-content="false" fo:wrap-option="wrap" fo:border-left="0.0138in solid #000000" fo:border-right="0.0138in solid #000000" fo:border-top="none" style:vertical-align="top"/>
      <style:paragraph-properties fo:text-align="start"/>
      <style:text-properties style:font-name="Verdana"/>
    </style:style>
    <style:style style:name="ce97"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98"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99" style:family="table-cell" style:parent-style-name="Default">
      <style:table-cell-properties fo:border="0.0138in solid #000000" style:vertical-align="top"/>
      <style:text-properties style:font-name="Verdana"/>
    </style:style>
    <style:style style:name="ce100"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01"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399]" style:apply-style-name="Result" style:base-cell-address="StandAlone.E184"/>
      <style:map style:condition="cell-content()=[$StandAlone.$B$400]" style:apply-style-name="Result" style:base-cell-address="StandAlone.E184"/>
      <style:map style:condition="cell-content()=[$StandAlone.$B$401]" style:apply-style-name="Result" style:base-cell-address="StandAlone.E184"/>
    </style:style>
    <style:style style:name="ce102"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399]" style:apply-style-name="Result" style:base-cell-address="StandAlone.E184"/>
      <style:map style:condition="cell-content()=[$StandAlone.$B$400]" style:apply-style-name="Result" style:base-cell-address="StandAlone.E184"/>
      <style:map style:condition="cell-content()=[$StandAlone.$B$401]" style:apply-style-name="Result" style:base-cell-address="StandAlone.E184"/>
    </style:style>
    <style:style style:name="ce103" style:family="table-cell" style:parent-style-name="Default">
      <style:table-cell-properties style:text-align-source="fix" style:repeat-content="false" style:vertical-align="middle"/>
      <style:paragraph-properties fo:text-align="center" fo:margin-left="0in"/>
    </style:style>
    <style:style style:name="ce104"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399]" style:apply-style-name="Result" style:base-cell-address="StandAlone.E184"/>
      <style:map style:condition="cell-content()=[$StandAlone.$B$400]" style:apply-style-name="Result" style:base-cell-address="StandAlone.E184"/>
      <style:map style:condition="cell-content()=[$StandAlone.$B$401]" style:apply-style-name="Result" style:base-cell-address="StandAlone.E184"/>
    </style:style>
    <style:style style:name="ce105"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399]" style:apply-style-name="Result" style:base-cell-address="StandAlone.E184"/>
      <style:map style:condition="cell-content()=[$StandAlone.$B$400]" style:apply-style-name="Result" style:base-cell-address="StandAlone.E184"/>
      <style:map style:condition="cell-content()=[$StandAlone.$B$401]" style:apply-style-name="Result" style:base-cell-address="StandAlone.E184"/>
    </style:style>
    <style:style style:name="ce106" style:family="table-cell" style:parent-style-name="Default">
      <style:table-cell-properties fo:border-bottom="none" style:text-align-source="fix" style:repeat-content="false" fo:border-left="none" fo:border-right="0.0071in solid #000000" fo:border-top="0.0071in solid #000000" style:vertical-align="middle"/>
      <style:paragraph-properties fo:text-align="center" fo:margin-left="0in"/>
    </style:style>
    <style:style style:name="ce107" style:family="table-cell" style:parent-style-name="Default">
      <style:table-cell-properties fo:border-bottom="none" style:text-align-source="fix" style:repeat-content="false" fo:border-left="none" fo:border-right="0.0071in solid #000000" fo:border-top="none" style:vertical-align="middle"/>
      <style:paragraph-properties fo:text-align="center" fo:margin-left="0in"/>
    </style:style>
    <style:style style:name="ce108" style:family="table-cell" style:parent-style-name="Default">
      <style:table-cell-properties fo:border-bottom="0.0071in solid #000000" fo:border-left="none" fo:border-right="0.0071in solid #000000" fo:border-top="none"/>
    </style:style>
    <style:style style:name="ce109"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0" style:family="table-cell" style:parent-style-name="Default">
      <style:table-cell-properties fo:border-bottom="0.0138in solid #c0c0c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1" style:family="table-cell" style:parent-style-name="Default">
      <style:table-cell-properties fo:border-bottom="0.0138in solid #c0c0c0" style:text-align-source="fix" style:repeat-content="false" fo:background-color="transparent" fo:border-left="0.0138in solid #000000" fo:border-right="0.0138in solid #000000" fo:border-top="0.0138in solid #c0c0c0"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2"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3" style:family="table-cell" style:parent-style-name="Default">
      <style:table-cell-properties fo:border-bottom="none" style:text-align-source="fix" style:repeat-content="false" fo:background-color="transparent" fo:border-left="0.0138in solid #000000" fo:border-right="0.0138in solid #000000" fo:border-top="0.0138in solid #c0c0c0"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4"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5"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6"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7" style:family="table-cell" style:parent-style-name="Default">
      <style:table-cell-properties fo:border-bottom="0.0138in solid #c0c0c0"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8"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19"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20"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399]" style:apply-style-name="Default" style:base-cell-address="StandAlone.E184"/>
      <style:map style:condition="cell-content()=[$StandAlone.$B$400]" style:apply-style-name="Default" style:base-cell-address="StandAlone.E184"/>
      <style:map style:condition="cell-content()=[$StandAlone.$B$401]" style:apply-style-name="Default" style:base-cell-address="StandAlone.E184"/>
    </style:style>
    <style:style style:name="ce121" style:family="table-cell" style:parent-style-name="Default">
      <style:table-cell-properties style:vertical-align="top"/>
      <style:text-properties style:font-name="Verdana" fo:font-weight="normal"/>
    </style:style>
    <style:style style:name="T1" style:family="text">
      <style:text-properties fo:color="#ff0000" fo:font-weight="bold" style:font-weight-asian="bold" style:font-weight-complex="bold"/>
    </style:style>
    <style:style style:name="T2" style:family="text">
      <style:text-properties fo:color="#000080" fo:font-style="italic" fo:font-weight="bold"/>
    </style:style>
    <style:style style:name="T3" style:family="text">
      <style:text-properties fo:color="#000080"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color="#000080" fo:font-style="italic" style:font-style-asian="italic" style:font-style-complex="italic"/>
    </style:style>
    <style:style style:name="T6" style:family="text">
      <style:text-properties style:font-name="Verdana1" style:font-name-asian="Verdana1" style:font-name-complex="Verdana1"/>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row table:style-name="ro1">
          <table:table-cell table:number-columns-repeated="2"/>
          <table:table-cell table:style-name="ce56"/>
          <table:table-cell table:number-columns-repeated="251"/>
        </table:table-row>
        <table:table-row table:style-name="ro2">
          <table:table-cell/>
          <table:table-cell table:style-name="ce3" office:value-type="string" table:number-columns-spanned="4" table:number-rows-spanned="1">
            <text:p>WSO2 Enterprise Service Bus check list</text:p>
          </table:table-cell>
          <table:covered-table-cell table:number-columns-repeated="2" table:style-name="ce57" office:value-type="string">
            <text:p>WSO2 Tungsten Stand-alone distribution check list</text:p>
          </table:covered-table-cell>
          <table:covered-table-cell table:style-name="ce98"/>
          <table:table-cell table:number-columns-repeated="249"/>
        </table:table-row>
        <table:table-row table:style-name="ro3">
          <table:table-cell/>
          <table:table-cell table:style-name="ce4"/>
          <table:table-cell/>
          <table:table-cell table:style-name="ce78"/>
          <table:table-cell table:style-name="ce99"/>
          <table:table-cell table:number-columns-repeated="249"/>
        </table:table-row>
        <table:table-row table:style-name="ro3">
          <table:table-cell/>
          <table:table-cell table:style-name="ce5" office:value-type="string">
            <text:p>Component</text:p>
          </table:table-cell>
          <table:table-cell table:style-name="ce58" office:value-type="string">
            <text:p>Test Case</text:p>
          </table:table-cell>
          <table:table-cell table:style-name="ce79" office:value-type="string">
            <text:p>Expected Result</text:p>
          </table:table-cell>
          <table:table-cell table:style-name="ce100" office:value-type="string">
            <text:p>P/F</text:p>
          </table:table-cell>
          <table:table-cell table:number-columns-repeated="249"/>
        </table:table-row>
        <table:table-row table:style-name="ro4">
          <table:table-cell/>
          <table:table-cell table:style-name="ce6" office:value-type="string" table:number-columns-spanned="4" table:number-rows-spanned="1">
            <text:p>Management Console</text:p>
          </table:table-cell>
          <table:covered-table-cell table:style-name="ce59"/>
          <table:covered-table-cell table:style-name="ce80"/>
          <table:covered-table-cell table:style-name="ce101"/>
          <table:table-cell table:number-columns-repeated="249"/>
        </table:table-row>
        <table:table-row table:style-name="ro3">
          <table:table-cell/>
          <table:table-cell table:style-name="ce7"/>
          <table:table-cell table:style-name="ce60"/>
          <table:table-cell table:style-name="ce81"/>
          <table:table-cell table:style-name="ce102" table:content-validation-name="val1"/>
          <table:table-cell table:style-name="ce121" table:number-columns-repeated="249"/>
        </table:table-row>
        <table:table-row table:style-name="ro5">
          <table:table-cell/>
          <table:table-cell table:style-name="ce8" office:value-type="string" table:number-columns-spanned="4" table:number-rows-spanned="1">
            <text:p>Starting/Stopping the server on Windows</text:p>
          </table:table-cell>
          <table:covered-table-cell table:number-columns-repeated="3" table:style-name="Default"/>
          <table:table-cell table:style-name="ce121" table:number-columns-repeated="249"/>
        </table:table-row>
        <table:table-row-group table:display="false">
          <table:table-row table:style-name="ro6" table:visibility="collapse">
            <table:table-cell/>
            <table:table-cell table:style-name="ce9" office:value-type="string">
              <text:p>Starting the WSO2 ESB server from the console</text:p>
            </table:table-cell>
            <table:table-cell table:style-name="ce9" office:value-type="string">
              <text:p>a) Open a command prompt from ESB root directory</text:p>
              <text:p>b) Point to the bin directory which is inside the WSAS root directory</text:p>
              <text:p>c) Type the command wso2-esb.bat and press enter</text:p>
            </table:table-cell>
            <table:table-cell table:style-name="ce82" office:value-type="string">
              <text:p>The WSO2 ESB server should start successfully</text:p>
            </table:table-cell>
            <table:table-cell table:style-name="ce103" office:value-type="string">
              <text:p>P</text:p>
            </table:table-cell>
            <table:table-cell table:style-name="ce121" table:number-columns-repeated="249"/>
          </table:table-row>
          <table:table-row table:style-name="ro3" table:visibility="collapse">
            <table:table-cell/>
            <table:table-cell table:style-name="ce10" table:number-columns-repeated="2"/>
            <table:table-cell table:style-name="ce83"/>
            <table:table-cell table:style-name="ce104" table:content-validation-name="val1"/>
            <table:table-cell table:style-name="ce121" table:number-columns-repeated="249"/>
          </table:table-row>
          <table:table-row table:style-name="ro7" table:visibility="collapse">
            <table:table-cell/>
            <table:table-cell table:style-name="ce10" office:value-type="string">
              <text:p>Starting the WSO2 ESB server by double clicking on the wso2-esb.bat file</text:p>
            </table:table-cell>
            <table:table-cell table:style-name="ce10" office:value-type="string">
              <text:p>a) Go to the bin directory of the WSAS root directory</text:p>
              <text:p>b) Double click on the bat file wso2wsas.bat</text:p>
            </table:table-cell>
            <table:table-cell table:style-name="ce83" office:value-type="string">
              <text:p>The WSO2 ESB server should start successfully</text:p>
            </table:table-cell>
            <table:table-cell table:style-name="ce103" office:value-type="string">
              <text:p>P</text:p>
            </table:table-cell>
            <table:table-cell table:style-name="ce121" table:number-columns-repeated="249"/>
          </table:table-row>
          <table:table-row table:style-name="ro3" table:visibility="collapse">
            <table:table-cell/>
            <table:table-cell table:style-name="ce10" table:number-columns-repeated="2"/>
            <table:table-cell table:style-name="ce83"/>
            <table:table-cell table:style-name="ce104" table:content-validation-name="val1"/>
            <table:table-cell table:style-name="ce121" table:number-columns-repeated="249"/>
          </table:table-row>
          <table:table-row table:style-name="ro7" table:visibility="collapse">
            <table:table-cell/>
            <table:table-cell table:style-name="ce10" office:value-type="string">
              <text:p>Start the WSO2 ESB server using the startup.bat</text:p>
            </table:table-cell>
            <table:table-cell table:style-name="ce10" office:value-type="string">
              <text:p>a) Go to the bin directory of the WSAS root directory</text:p>
              <text:p>b) Execute the command startup.bat</text:p>
            </table:table-cell>
            <table:table-cell table:style-name="ce83" office:value-type="string">
              <text:p>The WSO2 ESB server should start successfully</text:p>
            </table:table-cell>
            <table:table-cell table:style-name="ce103" office:value-type="string">
              <text:p>P</text:p>
            </table:table-cell>
            <table:table-cell table:style-name="ce121" table:number-columns-repeated="249"/>
          </table:table-row>
          <table:table-row table:style-name="ro3" table:visibility="collapse">
            <table:table-cell/>
            <table:table-cell table:style-name="ce10" table:number-columns-repeated="2"/>
            <table:table-cell table:style-name="ce83"/>
            <table:table-cell table:style-name="ce104" table:content-validation-name="val1"/>
            <table:table-cell table:style-name="ce121" table:number-columns-repeated="249"/>
          </table:table-row>
          <table:table-row table:style-name="ro7" table:visibility="collapse">
            <table:table-cell/>
            <table:table-cell table:style-name="ce10" office:value-type="string">
              <text:p>Stop the WSO2 ESB server with the shutdown.bat</text:p>
            </table:table-cell>
            <table:table-cell table:style-name="ce10" office:value-type="string">
              <text:p>a) Go to the bin directory of the WSAS root directory</text:p>
              <text:p>b) Execute the command shutdown.bat</text:p>
            </table:table-cell>
            <table:table-cell table:style-name="ce83" office:value-type="string">
              <text:p>The WSO2 ESB server should start successfully</text:p>
            </table:table-cell>
            <table:table-cell table:style-name="ce103" office:value-type="string">
              <text:p>P</text:p>
            </table:table-cell>
            <table:table-cell table:style-name="ce121" table:number-columns-repeated="249"/>
          </table:table-row>
          <table:table-row table:style-name="ro3" table:visibility="collapse">
            <table:table-cell/>
            <table:table-cell table:style-name="ce10" table:number-columns-repeated="2"/>
            <table:table-cell table:style-name="ce83"/>
            <table:table-cell table:style-name="ce104" table:content-validation-name="val1"/>
            <table:table-cell table:style-name="ce121" table:number-columns-repeated="249"/>
          </table:table-row>
          <table:table-row table:style-name="ro7" table:visibility="collapse">
            <table:table-cell/>
            <table:table-cell table:style-name="ce10" office:value-type="string">
              <text:p>Install WSO2 ESB as a service</text:p>
            </table:table-cell>
            <table:table-cell table:style-name="ce10" office:value-type="string">
              <text:p>a) Go to the bin directory of the WSAS root directory b) Double click on the bat file install-wso2-esb-service.bat</text:p>
            </table:table-cell>
            <table:table-cell table:style-name="ce83" office:value-type="string">
              <text:p>The WSO2 Enterprise Service Bus (ESB) will be installed in the system as a service</text:p>
            </table:table-cell>
            <table:table-cell table:style-name="ce103" office:value-type="string">
              <text:p>P</text:p>
            </table:table-cell>
            <table:table-cell table:style-name="ce121" table:number-columns-repeated="249"/>
          </table:table-row>
          <table:table-row table:style-name="ro3" table:visibility="collapse">
            <table:table-cell/>
            <table:table-cell table:style-name="ce10" table:number-columns-repeated="2"/>
            <table:table-cell table:style-name="ce83"/>
            <table:table-cell table:style-name="ce104" table:content-validation-name="val1"/>
            <table:table-cell table:style-name="ce121" table:number-columns-repeated="249"/>
          </table:table-row>
          <table:table-row table:style-name="ro7" table:visibility="collapse">
            <table:table-cell/>
            <table:table-cell table:style-name="ce10" office:value-type="string">
              <text:p>Uninstall WSO2 ESB as a service</text:p>
            </table:table-cell>
            <table:table-cell table:style-name="ce10" office:value-type="string">
              <text:p>a) Go to the bin directory of the WSAS root directory b) Double click on the bat file uninstall-wso2-esb-service.bat</text:p>
            </table:table-cell>
            <table:table-cell table:style-name="ce83" office:value-type="string">
              <text:p>The WSO2 Enterprise Service Bus (ESB) will be removed from the system</text:p>
            </table:table-cell>
            <table:table-cell table:style-name="ce103" office:value-type="string">
              <text:p>P</text:p>
            </table:table-cell>
            <table:table-cell table:style-name="ce121" table:number-columns-repeated="249"/>
          </table:table-row>
        </table:table-row-group>
        <table:table-row table:style-name="ro3">
          <table:table-cell/>
          <table:table-cell table:style-name="ce11" table:number-columns-repeated="2"/>
          <table:table-cell table:style-name="ce84"/>
          <table:table-cell table:style-name="ce105" table:content-validation-name="val1"/>
          <table:table-cell table:style-name="ce121" table:number-columns-repeated="249"/>
        </table:table-row>
        <table:table-row table:style-name="ro5">
          <table:table-cell/>
          <table:table-cell table:style-name="ce8" office:value-type="string" table:number-columns-spanned="4" table:number-rows-spanned="1">
            <text:p>Starting/Stopping the server on Linux</text:p>
          </table:table-cell>
          <table:covered-table-cell table:number-columns-repeated="3" table:style-name="Default"/>
          <table:table-cell table:style-name="ce121" table:number-columns-repeated="249"/>
        </table:table-row>
        <table:table-row-group table:display="false">
          <table:table-row table:style-name="ro7" table:visibility="collapse">
            <table:table-cell/>
            <table:table-cell table:style-name="ce12" office:value-type="string">
              <text:p>Starting the WSO2 ESB server through the wso2-esb.sh file</text:p>
            </table:table-cell>
            <table:table-cell table:style-name="ce61" office:value-type="string">
              <text:p>a) Point to the bin directory which is inside the ESB root directory</text:p>
              <text:p>b) Execute the command ./wso2-esb.sh</text:p>
            </table:table-cell>
            <table:table-cell table:style-name="ce61" office:value-type="string">
              <text:p>The WSO2 ESB server should be started successfully</text:p>
            </table:table-cell>
            <table:table-cell table:style-name="ce106" office:value-type="string">
              <text:p>P</text:p>
            </table:table-cell>
            <table:table-cell table:style-name="ce121" table:number-columns-repeated="249"/>
          </table:table-row>
          <table:table-row table:style-name="ro3" table:visibility="collapse">
            <table:table-cell/>
            <table:table-cell table:style-name="ce13"/>
            <table:table-cell table:style-name="ce62" table:number-columns-repeated="2"/>
            <table:table-cell table:style-name="ce107"/>
            <table:table-cell table:style-name="ce121" table:number-columns-repeated="249"/>
          </table:table-row>
          <table:table-row table:style-name="ro8" table:visibility="collapse">
            <table:table-cell/>
            <table:table-cell table:style-name="ce13" office:value-type="string">
              <text:p>Starting the WSO2 ESB server through the wso2-esb-daemon.sh file</text:p>
            </table:table-cell>
            <table:table-cell table:style-name="ce62" office:value-type="string">
              <text:p>a) Go to the bin directory of the ESB root directory</text:p>
              <text:p>b) Execute the command wso2-esb-daemon.sh start</text:p>
            </table:table-cell>
            <table:table-cell table:style-name="ce62" office:value-type="string">
              <text:p>Should display the message </text:p>
              <text:p>“<text:span text:style-name="T2">Starting WSO2 Enterprise Service Bus (ESB)...</text:span>” </text:p>
              <text:p/>
              <text:p>The WSO2 ESB server should be started successfully</text:p>
              <text:p/>
              <text:p>If checked whether the service is running, use the grep command and the service should be listed as follows</text:p>
              <text:p/>
              <text:p>/usr/local/esb/wso2esb-1.6-SNAPSHOT/./bin/native/wrapper-linux-x86-32 /usr/local/esb/wso2esb-1.6-SNAPSHOT/./webapp/WEB-INF/classes/conf/wrapper.conf wrapper.syslog.ident=ESB wrapper.pidfile=/usr/local/esb/wso2esb-1.6-SNAPSHOT/./ESB.pid wrapper.daemonize=TRUE</text:p>
              <text:p/>
            </table:table-cell>
            <table:table-cell table:style-name="ce107" office:value-type="string">
              <text:p>P</text:p>
            </table:table-cell>
            <table:table-cell table:style-name="ce121" table:number-columns-repeated="249"/>
          </table:table-row>
          <table:table-row table:style-name="ro3" table:visibility="collapse">
            <table:table-cell/>
            <table:table-cell table:style-name="ce13"/>
            <table:table-cell table:style-name="ce62" table:number-columns-repeated="2"/>
            <table:table-cell table:style-name="ce107"/>
            <table:table-cell table:style-name="ce121" table:number-columns-repeated="249"/>
          </table:table-row>
          <table:table-row table:style-name="ro9" table:visibility="collapse">
            <table:table-cell/>
            <table:table-cell table:style-name="ce13" office:value-type="string">
              <text:p>Stopping the WSO2 ESB server through the wso2-esb-daemon.sh file</text:p>
            </table:table-cell>
            <table:table-cell table:style-name="ce62" office:value-type="string">
              <text:p>a) Go to the bin directory of the ESB root directory</text:p>
              <text:p>b) Execute the command wso2-esb-daemon.sh stop</text:p>
            </table:table-cell>
            <table:table-cell table:style-name="ce62" office:value-type="string">
              <text:p>Should display the message </text:p>
              <text:p>“<text:span text:style-name="T2">Stopping WSO2 Enterprise Service Bus (ESB)...</text:span></text:p>
              <text:p><text:span text:style-name="T2">Stopped WSO2 Enterprise Service Bus (ESB).</text:span>” </text:p>
              <text:p/>
              <text:p>And the service should no longer run in the background</text:p>
            </table:table-cell>
            <table:table-cell table:style-name="ce107" office:value-type="string">
              <text:p>P</text:p>
            </table:table-cell>
            <table:table-cell table:style-name="ce121" table:number-columns-repeated="249"/>
          </table:table-row>
          <table:table-row table:style-name="ro3" table:visibility="collapse">
            <table:table-cell/>
            <table:table-cell table:style-name="ce14"/>
            <table:table-cell table:style-name="ce63" table:number-columns-repeated="2"/>
            <table:table-cell table:style-name="ce108"/>
            <table:table-cell table:style-name="ce121" table:number-columns-repeated="249"/>
          </table:table-row>
        </table:table-row-group>
        <table:table-row table:style-name="ro3">
          <table:table-cell/>
          <table:table-cell table:style-name="ce7"/>
          <table:table-cell table:style-name="ce60"/>
          <table:table-cell table:style-name="ce81"/>
          <table:table-cell table:style-name="ce102" table:content-validation-name="val1"/>
          <table:table-cell table:style-name="ce121" table:number-columns-repeated="249"/>
        </table:table-row>
        <table:table-row table:style-name="ro5">
          <table:table-cell/>
          <table:table-cell table:style-name="ce8" office:value-type="string" table:number-columns-spanned="4" table:number-rows-spanned="1">
            <text:p>Login Page</text:p>
          </table:table-cell>
          <table:covered-table-cell table:style-name="ce64"/>
          <table:covered-table-cell table:style-name="ce85"/>
          <table:covered-table-cell table:style-name="ce109" table:content-validation-name="val1"/>
          <table:table-cell table:style-name="ce121" table:number-columns-repeated="249"/>
        </table:table-row>
        <table:table-row-group table:display="false">
          <table:table-row table:style-name="ro7" table:visibility="collapse">
            <table:table-cell/>
            <table:table-cell table:style-name="ce15" office:value-type="string">
              <text:p>Forgot Password Link</text:p>
            </table:table-cell>
            <table:table-cell table:style-name="ce15" office:value-type="string">
              <text:p>Click on the Forgot Password Link</text:p>
            </table:table-cell>
            <table:table-cell table:style-name="ce86" office:value-type="string">
              <text:p>Should display the “Forgot WSO2 Enterprise Service Bus (ESB) Management Console Password” page</text:p>
            </table:table-cell>
            <table:table-cell table:style-name="ce110" table:content-validation-name="val1" office:value-type="string">
              <text:p>P</text:p>
            </table:table-cell>
            <table:table-cell table:style-name="ce121" table:number-columns-repeated="249"/>
          </table:table-row>
          <table:table-row table:style-name="ro5" table:visibility="collapse">
            <table:table-cell/>
            <table:table-cell table:style-name="ce16"/>
            <table:table-cell table:style-name="ce16" office:value-type="string">
              <text:p>Click on the “Back” button of the forgot password page</text:p>
            </table:table-cell>
            <table:table-cell table:style-name="ce87" office:value-type="string">
              <text:p>Should take the user back to the “Home Page”</text:p>
            </table:table-cell>
            <table:table-cell table:style-name="ce110" table:content-validation-name="val1" office:value-type="string">
              <text:p>P</text:p>
            </table:table-cell>
            <table:table-cell table:style-name="ce121" table:number-columns-repeated="249"/>
          </table:table-row>
          <table:table-row table:style-name="ro3" table:visibility="collapse">
            <table:table-cell/>
            <table:table-cell table:style-name="ce16" table:number-columns-repeated="2"/>
            <table:table-cell table:style-name="ce87"/>
            <table:table-cell table:style-name="ce111" table:content-validation-name="val1"/>
            <table:table-cell table:style-name="ce121" table:number-columns-repeated="249"/>
          </table:table-row>
          <table:table-row table:style-name="ro5" table:visibility="collapse">
            <table:table-cell/>
            <table:table-cell table:style-name="ce16" office:value-type="string">
              <text:p>Sign-in Help Link</text:p>
            </table:table-cell>
            <table:table-cell table:style-name="ce16" office:value-type="string">
              <text:p>Click on the Sign-in Help Link</text:p>
            </table:table-cell>
            <table:table-cell table:style-name="ce87" office:value-type="string">
              <text:p>Should display the “Help on Signing In” page</text:p>
            </table:table-cell>
            <table:table-cell table:style-name="ce110" table:content-validation-name="val1" office:value-type="string">
              <text:p>P</text:p>
            </table:table-cell>
            <table:table-cell table:style-name="ce121" table:number-columns-repeated="249"/>
          </table:table-row>
          <table:table-row table:style-name="ro5" table:visibility="collapse">
            <table:table-cell/>
            <table:table-cell table:style-name="ce16"/>
            <table:table-cell table:style-name="ce16" office:value-type="string">
              <text:p>Click on the “Back” button of the Sign-in Help page</text:p>
            </table:table-cell>
            <table:table-cell table:style-name="ce87" office:value-type="string">
              <text:p>Should take the user back to the “Home Page”</text:p>
            </table:table-cell>
            <table:table-cell table:style-name="ce110" table:content-validation-name="val1" office:value-type="string">
              <text:p>P</text:p>
            </table:table-cell>
            <table:table-cell table:style-name="ce121" table:number-columns-repeated="249"/>
          </table:table-row>
          <table:table-row table:style-name="ro3" table:visibility="collapse">
            <table:table-cell/>
            <table:table-cell table:style-name="ce16" table:number-columns-repeated="2"/>
            <table:table-cell table:style-name="ce87"/>
            <table:table-cell table:style-name="ce110" table:content-validation-name="val1"/>
            <table:table-cell table:style-name="ce121" table:number-columns-repeated="249"/>
          </table:table-row>
          <table:table-row table:style-name="ro7" table:visibility="collapse">
            <table:table-cell/>
            <table:table-cell table:style-name="ce16" office:value-type="string">
              <text:p>About WSO2 Enterprise Service Bus (ESB) Link</text:p>
            </table:table-cell>
            <table:table-cell table:style-name="ce16" office:value-type="string">
              <text:p>Click on the About WSO2 Enterprise Service Bus (ESB) Link</text:p>
            </table:table-cell>
            <table:table-cell table:style-name="ce87" office:value-type="string">
              <text:p>Should display the “About WSO2 Enterprise Service Bus (ESB)” page</text:p>
            </table:table-cell>
            <table:table-cell table:style-name="ce110" table:content-validation-name="val1" office:value-type="string">
              <text:p>P</text:p>
            </table:table-cell>
            <table:table-cell table:style-name="ce121" table:number-columns-repeated="249"/>
          </table:table-row>
          <table:table-row table:style-name="ro7" table:visibility="collapse">
            <table:table-cell/>
            <table:table-cell table:style-name="ce16" table:number-columns-repeated="2"/>
            <table:table-cell table:style-name="ce87" office:value-type="string">
              <text:p>Verify the link “Apache Software License (v2.0)” is directed to the correct web page</text:p>
            </table:table-cell>
            <table:table-cell table:style-name="ce110" table:content-validation-name="val1" office:value-type="string">
              <text:p>P</text:p>
            </table:table-cell>
            <table:table-cell table:style-name="ce121" table:number-columns-repeated="249"/>
          </table:table-row>
          <table:table-row table:style-name="ro7" table:visibility="collapse">
            <table:table-cell/>
            <table:table-cell table:style-name="ce16" table:number-columns-repeated="2"/>
            <table:table-cell table:style-name="ce87" office:value-type="string">
              <text:p>Verify the link “<text:a xlink:href="http://www.wso2.org/projects/esb/java">http://www.wso2.org/projects/esb/java</text:a>” is directed to the correct page</text:p>
            </table:table-cell>
            <table:table-cell table:style-name="ce110" table:content-validation-name="val1" office:value-type="string">
              <text:p>P</text:p>
            </table:table-cell>
            <table:table-cell table:style-name="ce121" table:number-columns-repeated="249"/>
          </table:table-row>
          <table:table-row table:style-name="ro5" table:visibility="collapse">
            <table:table-cell/>
            <table:table-cell table:style-name="ce16" table:number-columns-repeated="2"/>
            <table:table-cell table:style-name="ce87" office:value-type="string">
              <text:p>Verify the link “<text:a xlink:href="http://www.wso2.org/">www.wso2.org</text:a>” is directed to the correct page</text:p>
            </table:table-cell>
            <table:table-cell table:style-name="ce110" table:content-validation-name="val1" office:value-type="string">
              <text:p>P</text:p>
            </table:table-cell>
            <table:table-cell table:style-name="ce121" table:number-columns-repeated="249"/>
          </table:table-row>
          <table:table-row table:style-name="ro7" table:visibility="collapse">
            <table:table-cell/>
            <table:table-cell table:style-name="ce16" table:number-columns-repeated="2"/>
            <table:table-cell table:style-name="ce87" office:value-type="string">
              <text:p>Verify the link “<text:a xlink:href="http://www.wso2.com/">www.wso2.com</text:a>” is directed to the correct page</text:p>
            </table:table-cell>
            <table:table-cell table:style-name="ce110" table:content-validation-name="val1" office:value-type="string">
              <text:p>P</text:p>
            </table:table-cell>
            <table:table-cell table:style-name="ce121" table:number-columns-repeated="249"/>
          </table:table-row>
          <table:table-row table:style-name="ro7" table:visibility="collapse">
            <table:table-cell/>
            <table:table-cell table:style-name="ce16"/>
            <table:table-cell table:style-name="ce16" office:value-type="string">
              <text:p>Click on the “Back” button of the About WSO2 Enterprise Service Bus (ESB) page</text:p>
            </table:table-cell>
            <table:table-cell table:style-name="ce87" office:value-type="string">
              <text:p>Should take the user back to the “Home Page”</text:p>
            </table:table-cell>
            <table:table-cell table:style-name="ce110" table:content-validation-name="val1" office:value-type="string">
              <text:p>P</text:p>
            </table:table-cell>
            <table:table-cell table:style-name="ce121" table:number-columns-repeated="249"/>
          </table:table-row>
          <table:table-row table:style-name="ro3" table:visibility="collapse">
            <table:table-cell/>
            <table:table-cell table:style-name="ce16" table:number-columns-repeated="2"/>
            <table:table-cell table:style-name="ce87"/>
            <table:table-cell table:style-name="ce110" table:content-validation-name="val1"/>
            <table:table-cell table:style-name="ce121" table:number-columns-repeated="249"/>
          </table:table-row>
          <table:table-row table:style-name="ro7" table:visibility="collapse">
            <table:table-cell/>
            <table:table-cell table:style-name="ce16" office:value-type="string">
              <text:p>FAQs Link</text:p>
            </table:table-cell>
            <table:table-cell table:style-name="ce16" office:value-type="string">
              <text:p>Click on the FAQs Link</text:p>
            </table:table-cell>
            <table:table-cell table:style-name="ce87" office:value-type="string">
              <text:p>Should display the “Frequently Asked Questions (FAQs) on WSO2 Enterprise Service Bus (ESB)” page</text:p>
            </table:table-cell>
            <table:table-cell table:style-name="ce110" table:content-validation-name="val1" office:value-type="string">
              <text:p>P</text:p>
            </table:table-cell>
            <table:table-cell table:style-name="ce121" table:number-columns-repeated="249"/>
          </table:table-row>
          <table:table-row table:style-name="ro5" table:visibility="collapse">
            <table:table-cell/>
            <table:table-cell table:style-name="ce16"/>
            <table:table-cell table:style-name="ce16" office:value-type="string">
              <text:p>Click on the “Back” button of the FAQs page</text:p>
            </table:table-cell>
            <table:table-cell table:style-name="ce87" office:value-type="string">
              <text:p>Should take the user back to the “Home Page”</text:p>
            </table:table-cell>
            <table:table-cell table:style-name="ce110" table:content-validation-name="val1" office:value-type="string">
              <text:p>P</text:p>
            </table:table-cell>
            <table:table-cell table:style-name="ce121" table:number-columns-repeated="249"/>
          </table:table-row>
          <table:table-row table:style-name="ro5" table:visibility="collapse">
            <table:table-cell/>
            <table:table-cell table:style-name="ce17"/>
            <table:table-cell table:style-name="ce16"/>
            <table:table-cell table:style-name="ce87"/>
            <table:table-cell table:style-name="ce110" table:content-validation-name="val1" office:value-type="string">
              <text:p>P</text:p>
            </table:table-cell>
            <table:table-cell table:style-name="ce121" table:number-columns-repeated="249"/>
          </table:table-row>
          <table:table-row table:style-name="ro7" table:visibility="collapse">
            <table:table-cell/>
            <table:table-cell table:style-name="ce17"/>
            <table:table-cell table:style-name="ce16" office:value-type="string">
              <text:p>Login with invalid user name/password</text:p>
            </table:table-cell>
            <table:table-cell table:style-name="ce87" office:value-type="string">
              <text:p>Should display the error message “Login failed. Please recheck the user name and password and try again”</text:p>
            </table:table-cell>
            <table:table-cell table:style-name="ce110" table:content-validation-name="val1" office:value-type="string">
              <text:p>P</text:p>
            </table:table-cell>
            <table:table-cell table:style-name="ce121" table:number-columns-repeated="249"/>
          </table:table-row>
          <table:table-row table:style-name="ro7" table:visibility="collapse">
            <table:table-cell/>
            <table:table-cell table:style-name="ce18"/>
            <table:table-cell table:style-name="ce20" office:value-type="string">
              <text:p>Login with valid user name/password – admin/admin</text:p>
            </table:table-cell>
            <table:table-cell table:style-name="ce88" office:value-type="string">
              <text:p>Should load the “WSO2 Enterprise Service Bus (ESB) – Home”</text:p>
            </table:table-cell>
            <table:table-cell table:style-name="ce110" table:content-validation-name="val1" office:value-type="string">
              <text:p>P</text:p>
            </table:table-cell>
            <table:table-cell table:style-name="ce121" table:number-columns-repeated="249"/>
          </table:table-row>
        </table:table-row-group>
        <table:table-row table:style-name="ro3">
          <table:table-cell/>
          <table:table-cell table:style-name="ce19"/>
          <table:table-cell table:style-name="ce64"/>
          <table:table-cell table:style-name="ce85"/>
          <table:table-cell table:style-name="ce112" table:content-validation-name="val1"/>
          <table:table-cell table:style-name="ce121" table:number-columns-repeated="249"/>
        </table:table-row>
        <table:table-row table:style-name="ro5">
          <table:table-cell/>
          <table:table-cell table:style-name="ce8" office:value-type="string" table:number-columns-spanned="4" table:number-rows-spanned="1">
            <text:p>Home Page</text:p>
          </table:table-cell>
          <table:covered-table-cell table:style-name="ce64"/>
          <table:covered-table-cell table:style-name="ce85"/>
          <table:covered-table-cell table:style-name="ce109" table:content-validation-name="val1"/>
          <table:table-cell table:style-name="ce121" table:number-columns-repeated="249"/>
        </table:table-row>
        <table:table-row-group table:display="false">
          <table:table-row table:style-name="ro10" table:visibility="collapse">
            <table:table-cell/>
            <table:table-cell table:style-name="ce15" office:value-type="string">
              <text:p>Information of the Home page</text:p>
            </table:table-cell>
            <table:table-cell table:style-name="ce15" office:value-type="string">
              <text:p>Check the information of the Home page</text:p>
            </table:table-cell>
            <table:table-cell table:style-name="ce86" office:value-type="string">
              <text:p>The following information should be displayed when the home page is loaded</text:p>
              <text:p/>
              <text:p>Server Name</text:p>
              <text:p>Server Start Time</text:p>
              <text:p>System Up Time</text:p>
              <text:p>Free Memory (JVM)</text:p>
              <text:p>Total Memory (JVM)</text:p>
            </table:table-cell>
            <table:table-cell table:style-name="ce110" table:content-validation-name="val1"/>
            <table:table-cell table:style-name="ce121" table:number-columns-repeated="249"/>
          </table:table-row>
          <table:table-row table:style-name="ro5" table:visibility="collapse">
            <table:table-cell/>
            <table:table-cell table:style-name="ce17" office:value-type="string">
              <text:p>Link for Proxy Services</text:p>
            </table:table-cell>
            <table:table-cell table:style-name="ce16" office:value-type="string">
              <text:p>Click on the image given for Proxy Services</text:p>
            </table:table-cell>
            <table:table-cell table:style-name="ce87" office:value-type="string">
              <text:p>Should take the user to the “Manage Proxy Services” page</text:p>
            </table:table-cell>
            <table:table-cell table:style-name="ce111" table:content-validation-name="val1"/>
            <table:table-cell table:style-name="ce121" table:number-columns-repeated="249"/>
          </table:table-row>
          <table:table-row table:style-name="ro5" table:visibility="collapse">
            <table:table-cell/>
            <table:table-cell table:style-name="ce17" office:value-type="string">
              <text:p>Link for Scheduled Tasks</text:p>
            </table:table-cell>
            <table:table-cell table:style-name="ce16" office:value-type="string">
              <text:p>Click on the image given for Scheduled Tasks</text:p>
            </table:table-cell>
            <table:table-cell table:style-name="ce87" office:value-type="string">
              <text:p>Should take the user to the “Manage Tasks” page</text:p>
            </table:table-cell>
            <table:table-cell table:style-name="ce111" table:content-validation-name="val1"/>
            <table:table-cell table:style-name="ce121" table:number-columns-repeated="249"/>
          </table:table-row>
          <table:table-row table:style-name="ro5" table:visibility="collapse">
            <table:table-cell/>
            <table:table-cell table:style-name="ce17" office:value-type="string">
              <text:p>Link for Endpoints</text:p>
            </table:table-cell>
            <table:table-cell table:style-name="ce16" office:value-type="string">
              <text:p>Click on the image given for Endpoints</text:p>
            </table:table-cell>
            <table:table-cell table:style-name="ce87" office:value-type="string">
              <text:p>Should take the user to the “Manage Endpoints” page</text:p>
            </table:table-cell>
            <table:table-cell table:style-name="ce111" table:content-validation-name="val1"/>
            <table:table-cell table:style-name="ce121" table:number-columns-repeated="249"/>
          </table:table-row>
          <table:table-row table:style-name="ro5" table:visibility="collapse">
            <table:table-cell/>
            <table:table-cell table:style-name="ce17" office:value-type="string">
              <text:p>Link for Sequences</text:p>
            </table:table-cell>
            <table:table-cell table:style-name="ce16" office:value-type="string">
              <text:p>Click on the image given for Sequences</text:p>
            </table:table-cell>
            <table:table-cell table:style-name="ce87" office:value-type="string">
              <text:p>Should take the user to the “Manage Sequences” page</text:p>
            </table:table-cell>
            <table:table-cell table:style-name="ce111" table:content-validation-name="val1"/>
            <table:table-cell table:style-name="ce121" table:number-columns-repeated="249"/>
          </table:table-row>
          <table:table-row table:style-name="ro7" table:visibility="collapse">
            <table:table-cell/>
            <table:table-cell table:style-name="ce17" office:value-type="string">
              <text:p>Link for Registries</text:p>
            </table:table-cell>
            <table:table-cell table:style-name="ce16" office:value-type="string">
              <text:p>Click on the image given for Registries</text:p>
            </table:table-cell>
            <table:table-cell table:style-name="ce87" office:value-type="string">
              <text:p>Should take the user to the “Manage Local Registry Entries” page</text:p>
            </table:table-cell>
            <table:table-cell table:style-name="ce111" table:content-validation-name="val1"/>
            <table:table-cell table:style-name="ce121" table:number-columns-repeated="249"/>
          </table:table-row>
          <table:table-row table:style-name="ro7" table:visibility="collapse">
            <table:table-cell/>
            <table:table-cell table:style-name="ce17" office:value-type="string">
              <text:p>Link “Apache Synapse”</text:p>
            </table:table-cell>
            <table:table-cell table:style-name="ce16" office:value-type="string">
              <text:p>Click on the link “Apache Synapse”</text:p>
            </table:table-cell>
            <table:table-cell table:style-name="ce87" office:value-type="string">
              <text:p>Should take the user to the “<text:a xlink:href="http://ws.apache.org/synapse/">http://ws.apache.org/synapse/</text:a>” site</text:p>
            </table:table-cell>
            <table:table-cell table:style-name="ce111" table:content-validation-name="val1"/>
            <table:table-cell table:style-name="ce121" table:number-columns-repeated="249"/>
          </table:table-row>
          <table:table-row table:style-name="ro7" table:visibility="collapse">
            <table:table-cell/>
            <table:table-cell table:style-name="ce17" office:value-type="string">
              <text:p>Link “Quick Start Guide”</text:p>
            </table:table-cell>
            <table:table-cell table:style-name="ce16" office:value-type="string">
              <text:p>Click on the link “Quick Start Guide”</text:p>
            </table:table-cell>
            <table:table-cell table:style-name="ce87" office:value-type="string">
              <text:p>Should take the user to the “WSO2 Enterprise Service Bus (ESB), v 1.5 Quick Start Guide”</text:p>
            </table:table-cell>
            <table:table-cell table:style-name="ce111" table:content-validation-name="val1"/>
            <table:table-cell table:style-name="ce121" table:number-columns-repeated="249"/>
          </table:table-row>
          <table:table-row table:style-name="ro7" table:visibility="collapse">
            <table:table-cell/>
            <table:table-cell table:style-name="ce17" office:value-type="string">
              <text:p>Link “Local Registry”</text:p>
            </table:table-cell>
            <table:table-cell table:style-name="ce16" office:value-type="string">
              <text:p>Click on the link “Local Registry”</text:p>
            </table:table-cell>
            <table:table-cell table:style-name="ce87" office:value-type="string">
              <text:p>Should take the user to the “Manage Local Registry Entries” page</text:p>
            </table:table-cell>
            <table:table-cell table:style-name="ce111" table:content-validation-name="val1"/>
            <table:table-cell table:style-name="ce121" table:number-columns-repeated="249"/>
          </table:table-row>
          <table:table-row table:style-name="ro5" table:visibility="collapse">
            <table:table-cell/>
            <table:table-cell table:style-name="ce17" office:value-type="string">
              <text:p>Link “Integrated Registry”</text:p>
            </table:table-cell>
            <table:table-cell table:style-name="ce16" office:value-type="string">
              <text:p>Click on the link “Integrated Registry”</text:p>
            </table:table-cell>
            <table:table-cell table:style-name="ce87" office:value-type="string">
              <text:p>Should take the user to the “Manage Registry” page</text:p>
            </table:table-cell>
            <table:table-cell table:style-name="ce111" table:content-validation-name="val1"/>
            <table:table-cell table:style-name="ce121" table:number-columns-repeated="249"/>
          </table:table-row>
          <table:table-row table:style-name="ro5" table:visibility="collapse">
            <table:table-cell/>
            <table:table-cell table:style-name="ce17" office:value-type="string">
              <text:p>Link “System Information”</text:p>
            </table:table-cell>
            <table:table-cell table:style-name="ce16" office:value-type="string">
              <text:p>Click on the link “System Information”</text:p>
            </table:table-cell>
            <table:table-cell table:style-name="ce87" office:value-type="string">
              <text:p>Should take the user to the “System Information” page</text:p>
            </table:table-cell>
            <table:table-cell table:style-name="ce111" table:content-validation-name="val1"/>
            <table:table-cell table:style-name="ce121" table:number-columns-repeated="249"/>
          </table:table-row>
          <table:table-row table:style-name="ro5" table:visibility="collapse">
            <table:table-cell/>
            <table:table-cell table:style-name="ce17" office:value-type="string">
              <text:p>Link “Statistics”</text:p>
            </table:table-cell>
            <table:table-cell table:style-name="ce16" office:value-type="string">
              <text:p>Click on the link “Statistics”</text:p>
            </table:table-cell>
            <table:table-cell table:style-name="ce87" office:value-type="string">
              <text:p>Should take the user to the “ESB System Statistics” page</text:p>
            </table:table-cell>
            <table:table-cell table:style-name="ce111" table:content-validation-name="val1"/>
            <table:table-cell table:style-name="ce121" table:number-columns-repeated="249"/>
          </table:table-row>
          <table:table-row table:style-name="ro5" table:visibility="collapse">
            <table:table-cell/>
            <table:table-cell table:style-name="ce17" office:value-type="string">
              <text:p>Link “System Logs”</text:p>
            </table:table-cell>
            <table:table-cell table:style-name="ce16" office:value-type="string">
              <text:p>Click on the link “System Logs”</text:p>
            </table:table-cell>
            <table:table-cell table:style-name="ce87" office:value-type="string">
              <text:p>Should take the user to the “System Logs” page</text:p>
            </table:table-cell>
            <table:table-cell table:style-name="ce111" table:content-validation-name="val1"/>
            <table:table-cell table:style-name="ce121" table:number-columns-repeated="249"/>
          </table:table-row>
          <table:table-row table:style-name="ro5" table:visibility="collapse">
            <table:table-cell/>
            <table:table-cell table:style-name="ce17" office:value-type="string">
              <text:p>Link “Traces”</text:p>
            </table:table-cell>
            <table:table-cell table:style-name="ce16" office:value-type="string">
              <text:p>Click on the link “Traces”</text:p>
            </table:table-cell>
            <table:table-cell table:style-name="ce87" office:value-type="string">
              <text:p>Should take the user to the “Trace Logs” page</text:p>
            </table:table-cell>
            <table:table-cell table:style-name="ce111" table:content-validation-name="val1"/>
            <table:table-cell table:style-name="ce121" table:number-columns-repeated="249"/>
          </table:table-row>
          <table:table-row table:style-name="ro11" table:visibility="collapse">
            <table:table-cell/>
            <table:table-cell table:style-name="ce16" office:value-type="string">
              <text:p>Sign Out Link</text:p>
            </table:table-cell>
            <table:table-cell table:style-name="ce16" office:value-type="string">
              <text:p>Click on the “Sign Out” link</text:p>
            </table:table-cell>
            <table:table-cell table:style-name="ce87" office:value-type="string">
              <text:p>Should display the “WSO2 ESB Login Page”</text:p>
            </table:table-cell>
            <table:table-cell table:style-name="ce111" table:content-validation-name="val1"/>
            <table:table-cell table:style-name="ce121" table:number-columns-repeated="249"/>
          </table:table-row>
          <table:table-row table:style-name="ro7" table:visibility="collapse">
            <table:table-cell/>
            <table:table-cell table:style-name="ce20" office:value-type="string">
              <text:p>Help</text:p>
            </table:table-cell>
            <table:table-cell table:style-name="ce20" office:value-type="string">
              <text:p>Click on the “Help” link</text:p>
            </table:table-cell>
            <table:table-cell table:style-name="ce88" office:value-type="string">
              <text:p>Should display the “WSO2 Enterprise Service Bus (ESB) v &lt;version number&gt; Administrator Guide” page</text:p>
            </table:table-cell>
            <table:table-cell table:style-name="ce113" table:content-validation-name="val1"/>
            <table:table-cell table:style-name="ce121" table:number-columns-repeated="249"/>
          </table:table-row>
        </table:table-row-group>
        <table:table-row table:style-name="ro3">
          <table:table-cell/>
          <table:table-cell table:style-name="ce21"/>
          <table:table-cell table:style-name="ce64"/>
          <table:table-cell table:style-name="ce89"/>
          <table:table-cell table:style-name="ce112" table:content-validation-name="val1"/>
          <table:table-cell table:style-name="ce121" table:number-columns-repeated="249"/>
        </table:table-row>
        <table:table-row table:style-name="ro5">
          <table:table-cell/>
          <table:table-cell table:style-name="ce22" office:value-type="string" table:number-columns-spanned="4" table:number-rows-spanned="1">
            <text:p>Manage</text:p>
          </table:table-cell>
          <table:covered-table-cell table:style-name="ce27"/>
          <table:covered-table-cell table:style-name="ce90"/>
          <table:covered-table-cell table:style-name="ce109" table:content-validation-name="val1"/>
          <table:table-cell table:style-name="ce121" table:number-columns-repeated="249"/>
        </table:table-row>
        <table:table-row table:style-name="ro3">
          <table:table-cell/>
          <table:table-cell table:style-name="ce23"/>
          <table:table-cell table:style-name="ce64"/>
          <table:table-cell table:style-name="ce85"/>
          <table:table-cell table:style-name="ce112" table:content-validation-name="val1"/>
          <table:table-cell table:style-name="ce121" table:number-columns-repeated="249"/>
        </table:table-row>
        <table:table-row table:style-name="ro5">
          <table:table-cell/>
          <table:table-cell table:style-name="ce24" office:value-type="string" table:number-columns-spanned="4" table:number-rows-spanned="1">
            <text:p>Proxy Services</text:p>
          </table:table-cell>
          <table:covered-table-cell table:style-name="ce64"/>
          <table:covered-table-cell table:style-name="ce85"/>
          <table:covered-table-cell table:style-name="ce109" table:content-validation-name="val1"/>
          <table:table-cell table:style-name="ce121" table:number-columns-repeated="249"/>
        </table:table-row>
        <table:table-row-group table:display="false">
          <table:table-row table:style-name="ro7" table:visibility="collapse">
            <table:table-cell/>
            <table:table-cell table:style-name="ce25"/>
            <table:table-cell table:style-name="ce64" office:value-type="string">
              <text:p>A service is exposed as a proxy on ESB and send a message to the proxy service </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18"/>
            <table:table-cell table:style-name="ce64" office:value-type="string">
              <text:p>Create a new proxy service and get the wsdl by requesting ..?wsdl</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18"/>
            <table:table-cell table:style-name="ce64" office:value-type="string">
              <text:p>Create a new proxy service with specifying an in-sequence.</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18"/>
            <table:table-cell table:style-name="ce64" office:value-type="string">
              <text:p>Create a new proxy service with specifying an in-sequence and try to delete the specified in-sequence.</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18"/>
            <table:table-cell table:style-name="ce64" office:value-type="string">
              <text:p>Create a new proxy service with exposing a single transport (i.e:- https only) and send a message to the proxy service.</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18"/>
            <table:table-cell table:style-name="ce64" office:value-type="string">
              <text:p>Create a new proxy service with specifying both in and out sequences.</text:p>
            </table:table-cell>
            <table:table-cell table:style-name="ce85"/>
            <table:table-cell table:style-name="ce112" table:content-validation-name="val1"/>
            <table:table-cell table:style-name="ce121" table:number-columns-repeated="249"/>
          </table:table-row>
          <table:table-row table:style-name="ro6" table:visibility="collapse">
            <table:table-cell/>
            <table:table-cell table:style-name="ce18"/>
            <table:table-cell table:style-name="ce64" office:value-type="string">
              <text:p>Deploy a service which accepts arguments in a particular format. Later on, the service will be changed to accept arguments in a different format. Create a proxy service to handle this scenario.</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18"/>
            <table:table-cell table:style-name="ce64" office:value-type="string">
              <text:p>Delete a proxy service.</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18"/>
            <table:table-cell table:style-name="ce64" office:value-type="string">
              <text:p>Create a proxy service with RM enabled.</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18"/>
            <table:table-cell table:style-name="ce64" office:value-type="string">
              <text:p>Create a proxy service with security enabled and check by sending a message to the proxy.</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18"/>
            <table:table-cell table:style-name="ce64" office:value-type="string">
              <text:p>Delete a proxy service which is referenced by other entities. </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18"/>
            <table:table-cell table:style-name="ce64" office:value-type="string">
              <text:p>Stop proxy service using the UI and check whether it is properly stopped by sending a message.</text:p>
            </table:table-cell>
            <table:table-cell table:style-name="ce85"/>
            <table:table-cell table:style-name="ce112" table:content-validation-name="val1"/>
            <table:table-cell table:style-name="ce121" table:number-columns-repeated="249"/>
          </table:table-row>
          <table:table-row table:style-name="ro6" table:visibility="collapse">
            <table:table-cell/>
            <table:table-cell table:style-name="ce18"/>
            <table:table-cell table:style-name="ce64" office:value-type="string">
              <text:p>Delete a proxy service and add a proxy service with the same name with different parameters and check whether the new proxy is working properly.</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18"/>
            <table:table-cell table:style-name="ce64" office:value-type="string">
              <text:p>Edit a proxy service and verify whether the changes are applied correctly by sending a message to the proxy. </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18"/>
            <table:table-cell table:style-name="ce64" office:value-type="string">
              <text:p>Create a proxy service with several new service parameters </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18"/>
            <table:table-cell table:style-name="ce64" office:value-type="string">
              <text:p>Create a new proxy service with a target endpoint and try to remove that particular endpoint </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26"/>
            <table:table-cell table:style-name="ce64" office:value-type="string">
              <text:p>Create a proxy service with both RM and security enabled </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26"/>
            <table:table-cell table:style-name="ce64" office:value-type="string">
              <text:p>Configure JMS for ESB and check whether JMS is available as an exposed transport for proxy services </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26"/>
            <table:table-cell table:style-name="ce64" office:value-type="string">
              <text:p>Create a new proxy service and expose it through JMS transport. Send a request on JMS and check the response. </text:p>
            </table:table-cell>
            <table:table-cell table:style-name="ce85"/>
            <table:table-cell table:style-name="ce112" table:content-validation-name="val1"/>
            <table:table-cell table:style-name="ce121" table:number-columns-repeated="249"/>
          </table:table-row>
          <table:table-row table:style-name="ro6" table:visibility="collapse">
            <table:table-cell/>
            <table:table-cell table:style-name="ce26"/>
            <table:table-cell table:style-name="ce64" office:value-type="string">
              <text:p>Expose a service on JMS. Send a message (HTTP) to ESB proxy service and directs the message to the jms service via JMS <text:s/>transport.</text:p>
            </table:table-cell>
            <table:table-cell table:style-name="ce85"/>
            <table:table-cell table:style-name="ce112" table:content-validation-name="val1"/>
            <table:table-cell table:style-name="ce121" table:number-columns-repeated="249"/>
          </table:table-row>
          <table:table-row table:style-name="ro6" table:visibility="collapse">
            <table:table-cell/>
            <table:table-cell table:style-name="ce26"/>
            <table:table-cell table:style-name="ce64" office:value-type="string">
              <text:p>Create a proxy service which converts an image sent as a byte message into a soap envolope and send to the endpoint. Try with different type of files (e.g.:- text files, xml files, aar files, etc)</text:p>
            </table:table-cell>
            <table:table-cell table:style-name="ce85"/>
            <table:table-cell table:style-name="ce112" table:content-validation-name="val1"/>
            <table:table-cell table:style-name="ce121" table:number-columns-repeated="249"/>
          </table:table-row>
          <table:table-row table:style-name="ro12" table:visibility="collapse">
            <table:table-cell/>
            <table:table-cell table:style-name="ce26"/>
            <table:table-cell table:style-name="ce64" office:value-type="string">
              <text:p>Enable RM in a proxy service. Check whether the following two operations are added to the proxy service</text:p>
              <text:p/>
              <text:p><text:s text:c="4"/>* RMInOnlyOperation</text:p>
              <text:p><text:s text:c="4"/>* RMInOutOperation</text:p>
              <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26"/>
            <table:table-cell table:style-name="ce64" office:value-type="string">
              <text:p>Verify if a Proxy service with inlined wsdl's are functioning properly</text:p>
            </table:table-cell>
            <table:table-cell table:style-name="ce85"/>
            <table:table-cell table:style-name="ce112" table:content-validation-name="val1"/>
            <table:table-cell table:style-name="ce121" table:number-columns-repeated="249"/>
          </table:table-row>
          <table:table-row table:style-name="ro5" table:visibility="collapse">
            <table:table-cell/>
            <table:table-cell table:style-name="ce26"/>
            <table:table-cell table:style-name="ce64" office:value-type="string">
              <text:p>Verify if WSDL2 generation can be done for Proxy Services </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26"/>
            <table:table-cell table:style-name="ce64" office:value-type="string">
              <text:p>Verify if many service level policies are removed when you delete one policy. </text:p>
            </table:table-cell>
            <table:table-cell table:style-name="ce85"/>
            <table:table-cell table:style-name="ce112" table:content-validation-name="val1"/>
            <table:table-cell table:style-name="ce121" table:number-columns-repeated="249"/>
          </table:table-row>
          <table:table-row table:style-name="ro6" table:visibility="collapse">
            <table:table-cell/>
            <table:table-cell table:style-name="ce26"/>
            <table:table-cell table:style-name="ce64" office:value-type="string">
              <text:p>Create a Proxy service. Edit the proxy service, do some changes and save to verify is it allows to save the proxy service, without any exceptions</text:p>
            </table:table-cell>
            <table:table-cell table:style-name="ce85"/>
            <table:table-cell table:style-name="ce112" table:content-validation-name="val1"/>
            <table:table-cell table:style-name="ce121" table:number-columns-repeated="249"/>
          </table:table-row>
          <table:table-row table:style-name="ro13" table:visibility="collapse">
            <table:table-cell/>
            <table:table-cell table:style-name="ce26"/>
            <table:table-cell table:style-name="ce64" office:value-type="string">
              <text:p>Create a Proxy service and specify in/out sequences and a target endpoint. Go to the next page and click on the "Add Service Parameters" button to verify if the relevant properties are loaded successfully to specify the parameters</text:p>
            </table:table-cell>
            <table:table-cell table:style-name="ce85"/>
            <table:table-cell table:style-name="ce112" table:content-validation-name="val1"/>
            <table:table-cell table:style-name="ce121" table:number-columns-repeated="249"/>
          </table:table-row>
          <table:table-row table:style-name="ro13" table:visibility="collapse">
            <table:table-cell/>
            <table:table-cell table:style-name="ce26"/>
            <table:table-cell table:style-name="ce64" office:value-type="string">
              <text:p>Create a proxy service with many service parameters. Remove these parameters to verify if the correct parameters are being removed. Also add parameters and check if these parameters are added to the proxy service properly</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26"/>
            <table:table-cell table:style-name="ce64" office:value-type="string">
              <text:p>Assume there are some Proxy services created. Save the configuration to verify if the proxy service are stopped</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26"/>
            <table:table-cell table:style-name="ce64" office:value-type="string">
              <text:p>Verify if sequences/endpoint referred by a proxy service cannot me removed from the system </text:p>
            </table:table-cell>
            <table:table-cell table:style-name="ce85"/>
            <table:table-cell table:style-name="ce112" table:content-validation-name="val1"/>
            <table:table-cell table:style-name="ce121" table:number-columns-repeated="249"/>
          </table:table-row>
          <table:table-row table:style-name="ro7" table:visibility="collapse">
            <table:table-cell/>
            <table:table-cell table:style-name="ce26"/>
            <table:table-cell table:style-name="ce64" office:value-type="string">
              <text:p>Edit an existing Proxy service and set "Load on Startup" to false and save the proxy service. Verify if the proxy service stops when saving.</text:p>
            </table:table-cell>
            <table:table-cell table:style-name="ce85"/>
            <table:table-cell table:style-name="ce112" table:content-validation-name="val1"/>
            <table:table-cell table:style-name="ce121" table:number-columns-repeated="249"/>
          </table:table-row>
          <table:table-row table:style-name="ro3" table:visibility="collapse">
            <table:table-cell/>
            <table:table-cell table:style-name="ce26"/>
            <table:table-cell table:style-name="ce64"/>
            <table:table-cell table:style-name="ce85"/>
            <table:table-cell table:style-name="ce112" table:content-validation-name="val1"/>
            <table:table-cell table:style-name="ce121" table:number-columns-repeated="249"/>
          </table:table-row>
        </table:table-row-group>
        <table:table-row table:style-name="ro3">
          <table:table-cell/>
          <table:table-cell table:style-name="ce27" table:number-columns-repeated="3"/>
          <table:table-cell table:style-name="ce114" table:content-validation-name="val1"/>
          <table:table-cell table:style-name="ce121" table:number-columns-repeated="249"/>
        </table:table-row>
        <table:table-row table:style-name="ro5">
          <table:table-cell/>
          <table:table-cell table:style-name="ce8" office:value-type="string" table:number-columns-spanned="4" table:number-rows-spanned="1">
            <text:p>Tasks</text:p>
          </table:table-cell>
          <table:covered-table-cell table:style-name="ce64"/>
          <table:covered-table-cell table:style-name="ce85"/>
          <table:covered-table-cell table:style-name="ce109" table:content-validation-name="val1"/>
          <table:table-cell table:style-name="ce121" table:number-columns-repeated="249"/>
        </table:table-row>
        <table:table-row-group table:display="false">
          <table:table-row table:style-name="ro5" table:visibility="collapse">
            <table:table-cell/>
            <table:table-cell table:style-name="ce25"/>
            <table:table-cell table:style-name="ce64" office:value-type="string">
              <text:p>Create new Tasks</text:p>
            </table:table-cell>
            <table:table-cell table:style-name="ce85" office:value-type="string">
              <text:p>The new task should be created successfully</text:p>
            </table:table-cell>
            <table:table-cell table:style-name="ce112" table:content-validation-name="val1" office:value-type="string">
              <text:p>P</text:p>
            </table:table-cell>
            <table:table-cell table:style-name="ce121" table:number-columns-repeated="249"/>
          </table:table-row>
          <table:table-row table:style-name="ro5" table:visibility="collapse">
            <table:table-cell/>
            <table:table-cell table:style-name="ce18"/>
            <table:table-cell table:style-name="ce64" office:value-type="string">
              <text:p>Remove new Tasks</text:p>
            </table:table-cell>
            <table:table-cell table:style-name="ce85" office:value-type="string">
              <text:p>The task should be removed from the system successfully</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18"/>
            <table:table-cell table:style-name="ce64" office:value-type="string">
              <text:p>Edit existing Tasks</text:p>
            </table:table-cell>
            <table:table-cell table:style-name="ce85" office:value-type="string">
              <text:p>The task should be go to the edit mode for the changes to be done</text:p>
            </table:table-cell>
            <table:table-cell table:style-name="ce112" table:content-validation-name="val1" office:value-type="string">
              <text:p>P</text:p>
            </table:table-cell>
            <table:table-cell table:style-name="ce121" table:number-columns-repeated="249"/>
          </table:table-row>
          <table:table-row table:style-name="ro5" table:visibility="collapse">
            <table:table-cell/>
            <table:table-cell table:style-name="ce18"/>
            <table:table-cell table:style-name="ce64" office:value-type="string">
              <text:p>Create new Tasks with Trigger type set to "Simple" and "Cron" </text:p>
            </table:table-cell>
            <table:table-cell table:style-name="ce85" office:value-type="string">
              <text:p>Should be able to create new tasks with each type</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18"/>
            <table:table-cell table:style-name="ce64" office:value-type="string">
              <text:p>Restart the server after creating the task to see if the task executes the number of times specified</text:p>
            </table:table-cell>
            <table:table-cell table:style-name="ce85" office:value-type="string">
              <text:p>The task should be executed for the specified number of times</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18"/>
            <table:table-cell table:style-name="ce64" office:value-type="string">
              <text:p>Change the interval of the Task and see if the task executes properly during the specified time intervals</text:p>
            </table:table-cell>
            <table:table-cell table:style-name="ce85" office:value-type="string">
              <text:p>When the time interval changes the task should be executed according to the new time intervals</text:p>
            </table:table-cell>
            <table:table-cell table:style-name="ce112" table:content-validation-name="val1" office:value-type="string">
              <text:p>P</text:p>
            </table:table-cell>
            <table:table-cell table:style-name="ce121" table:number-columns-repeated="249"/>
          </table:table-row>
          <table:table-row table:style-name="ro13" table:visibility="collapse">
            <table:table-cell/>
            <table:table-cell table:style-name="ce18"/>
            <table:table-cell table:style-name="ce64" office:value-type="string">
              <text:p>Create a task and add properties to it. Now save the task and go to "Sequences" to create a new sequence. Add a Log mediator and click on the "Properties" button to see if the properties specified for the "Task" are being loaded</text:p>
            </table:table-cell>
            <table:table-cell table:style-name="ce85" office:value-type="string">
              <text:p>The properties added under Task should not be loaded</text:p>
            </table:table-cell>
            <table:table-cell table:style-name="ce112" table:content-validation-name="val1" office:value-type="string">
              <text:p>P</text:p>
            </table:table-cell>
            <table:table-cell table:style-name="ce121" table:number-columns-repeated="249"/>
          </table:table-row>
        </table:table-row-group>
        <table:table-row table:style-name="ro3">
          <table:table-cell/>
          <table:table-cell table:style-name="ce28"/>
          <table:table-cell table:style-name="ce64"/>
          <table:table-cell table:style-name="ce85"/>
          <table:table-cell table:style-name="ce115" table:content-validation-name="val1"/>
          <table:table-cell table:style-name="ce121" table:number-columns-repeated="249"/>
        </table:table-row>
        <table:table-row table:style-name="ro5">
          <table:table-cell/>
          <table:table-cell table:style-name="ce8" office:value-type="string" table:number-columns-spanned="4" table:number-rows-spanned="1">
            <text:p>Endpoints</text:p>
          </table:table-cell>
          <table:covered-table-cell table:style-name="ce64"/>
          <table:covered-table-cell table:style-name="ce85"/>
          <table:covered-table-cell table:style-name="ce109" table:content-validation-name="val1"/>
          <table:table-cell table:style-name="ce121" table:number-columns-repeated="249"/>
        </table:table-row>
        <table:table-row-group table:display="false">
          <table:table-row table:style-name="ro7" table:visibility="collapse">
            <table:table-cell/>
            <table:table-cell table:style-name="ce25"/>
            <table:table-cell table:style-name="ce64" office:value-type="string">
              <text:p>Add a new endpoint using the default settings </text:p>
            </table:table-cell>
            <table:table-cell table:style-name="ce85" office:value-type="string">
              <text:p>The new endpoint should be appended to the 'Definitions' section of the main configuration. <text:s text:c="6"/></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Add a new endpoint (Address/WSDL) engaging WS-addressing and call the end point through a client.</text:p>
            </table:table-cell>
            <table:table-cell table:style-name="ce85" office:value-type="string">
              <text:p>When viewed through TCPMon the addressing headers should be visible</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Add a new endpoint (Address/WSDL)engaging WS-RM and call the end point through a client.</text:p>
            </table:table-cell>
            <table:table-cell table:style-name="ce85" office:value-type="string">
              <text:p>When viewed through TCPMon the RM headers should be visible</text:p>
            </table:table-cell>
            <table:table-cell table:style-name="ce112" table:content-validation-name="val1" office:value-type="string">
              <text:p>C</text:p>
            </table:table-cell>
            <table:table-cell table:style-name="ce121" table:number-columns-repeated="249"/>
          </table:table-row>
          <table:table-row table:style-name="ro7" table:visibility="collapse">
            <table:table-cell/>
            <table:table-cell table:style-name="ce25"/>
            <table:table-cell table:style-name="ce64" office:value-type="string">
              <text:p>Add a new endpoint (Address/WSDL)engaging WS-Security and call the end point through a client.</text:p>
            </table:table-cell>
            <table:table-cell table:style-name="ce85" office:value-type="string">
              <text:p>When viewed through TCPMon the security headers should be visible</text:p>
            </table:table-cell>
            <table:table-cell table:style-name="ce112" table:content-validation-name="val1" office:value-type="string">
              <text:p>P</text:p>
            </table:table-cell>
            <table:table-cell table:style-name="ce121" table:number-columns-repeated="249"/>
          </table:table-row>
          <table:table-row table:style-name="ro5" table:visibility="collapse">
            <table:table-cell/>
            <table:table-cell table:style-name="ce25"/>
            <table:table-cell table:style-name="ce64" office:value-type="string">
              <text:p>Edit properties of an end point(Address/WSDL/Failover/Loadbalaced).</text:p>
            </table:table-cell>
            <table:table-cell table:style-name="ce85" office:value-type="string">
              <text:p>The endpoints should be edited properly</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Delete an endpoint (Address/WSDL/Failover/Loadbalaced) which is referenced by some other entity. </text:p>
            </table:table-cell>
            <table:table-cell table:style-name="ce85" office:value-type="string">
              <text:p>The endpoint should not be deleted and a proper warning message should be given</text:p>
            </table:table-cell>
            <table:table-cell table:style-name="ce112" table:content-validation-name="val1" office:value-type="string">
              <text:p>F</text:p>
            </table:table-cell>
            <table:table-cell table:style-name="ce121" table:number-columns-repeated="249"/>
          </table:table-row>
          <table:table-row table:style-name="ro7" table:visibility="collapse">
            <table:table-cell/>
            <table:table-cell table:style-name="ce25"/>
            <table:table-cell table:style-name="ce64" office:value-type="string">
              <text:p>Edit an endpoint (Address/WSDL/Failover/Loadbalaced) and verify the updated url by sending a message. </text:p>
            </table:table-cell>
            <table:table-cell table:style-name="ce85" office:value-type="string">
              <text:p>The message should be sent to the new URL specified </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Try to add an endpoint (Address/WSDL/Failover/Loadbalaced) with an existing name. </text:p>
            </table:table-cell>
            <table:table-cell table:style-name="ce85" office:value-type="string">
              <text:p>A message should be given saying that the endpoint exists</text:p>
            </table:table-cell>
            <table:table-cell table:style-name="ce112" table:content-validation-name="val1" office:value-type="string">
              <text:p>P</text:p>
            </table:table-cell>
            <table:table-cell table:style-name="ce121" table:number-columns-repeated="249"/>
          </table:table-row>
          <table:table-row table:style-name="ro6" table:visibility="collapse">
            <table:table-cell/>
            <table:table-cell table:style-name="ce25"/>
            <table:table-cell table:style-name="ce64" office:value-type="string">
              <text:p>Add a new endpoint (Address/WSDL/Failover/Loadbalaced) engaging WS-Security and apply a policy. Delete the particular policy from the specified location and call the endpoint through the client</text:p>
            </table:table-cell>
            <table:table-cell table:style-name="ce85" office:value-type="string">
              <text:p>Proper error messages should be thrown</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Add a new Address Endpoint</text:p>
            </table:table-cell>
            <table:table-cell table:style-name="ce85" office:value-type="string">
              <text:p>The endpoint should be added successfully and display in the “Manage endpoint” list</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Add a new WSDL endpoint with a WSDL Uri</text:p>
            </table:table-cell>
            <table:table-cell table:style-name="ce85" office:value-type="string">
              <text:p>The endpoint should be added successfully and display in the “Manage endpoint” list</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Add a new WSDL endpoint with an inline WSDL</text:p>
            </table:table-cell>
            <table:table-cell table:style-name="ce85" office:value-type="string">
              <text:p>The endpoint should be added successfully and display in the “Manage endpoint” list</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Add a new Faileover endpoint (with Address endpoints, WSDL endpoints, Lookup endpoints and a combination of all these)</text:p>
            </table:table-cell>
            <table:table-cell table:style-name="ce85" office:value-type="string">
              <text:p>The endpoint should be added successfully and display in the “Manage endpoint” list</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Add a new Loadbalanced endpoint (with Address endpoints, WSDL endpoints, Lookup endpoints and a combination of all these)</text:p>
            </table:table-cell>
            <table:table-cell table:style-name="ce85" office:value-type="string">
              <text:p>The endpoint should be added successfully and display in the “Manage endpoint” list</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25"/>
            <table:table-cell table:style-name="ce64" office:value-type="string">
              <text:p>Enable/disable statistics of endpoints, send a request and see if the statistics pages get updated correctly </text:p>
            </table:table-cell>
            <table:table-cell table:style-name="ce85" office:value-type="string">
              <text:p>Once the requests go through the endpoint the endpoint statistics should be displayed under “ESB System Statistics”</text:p>
            </table:table-cell>
            <table:table-cell table:style-name="ce112" table:content-validation-name="val1" office:value-type="string">
              <text:p>P</text:p>
            </table:table-cell>
            <table:table-cell table:style-name="ce121" table:number-columns-repeated="249"/>
          </table:table-row>
        </table:table-row-group>
        <table:table-row table:style-name="ro3">
          <table:table-cell/>
          <table:table-cell table:style-name="ce28"/>
          <table:table-cell table:style-name="ce65"/>
          <table:table-cell table:style-name="ce89"/>
          <table:table-cell table:style-name="ce112" table:content-validation-name="val1"/>
          <table:table-cell table:style-name="ce121" table:number-columns-repeated="249"/>
        </table:table-row>
        <table:table-row table:style-name="ro5">
          <table:table-cell/>
          <table:table-cell table:style-name="ce8" office:value-type="string" table:number-columns-spanned="4" table:number-rows-spanned="1">
            <text:p>Sequences</text:p>
          </table:table-cell>
          <table:covered-table-cell table:style-name="ce21"/>
          <table:covered-table-cell table:style-name="ce64"/>
          <table:covered-table-cell table:style-name="ce109" table:content-validation-name="val1"/>
          <table:table-cell table:style-name="ce121" table:number-columns-repeated="249"/>
        </table:table-row>
        <table:table-row-group table:display="false">
          <table:table-row table:style-name="ro3" table:visibility="collapse">
            <table:table-cell/>
            <table:table-cell table:style-name="ce29"/>
            <table:table-cell table:style-name="ce21"/>
            <table:table-cell table:style-name="ce64"/>
            <table:table-cell table:style-name="ce112" table:content-validation-name="val1"/>
            <table:table-cell table:style-name="ce121" table:number-columns-repeated="249"/>
          </table:table-row>
          <table:table-row table:style-name="ro3" table:visibility="collapse" table:number-rows-repeated="64">
            <table:table-cell/>
            <table:table-cell table:style-name="ce30"/>
            <table:table-cell table:style-name="ce21"/>
            <table:table-cell table:style-name="ce64"/>
            <table:table-cell table:style-name="ce112" table:content-validation-name="val1"/>
            <table:table-cell table:style-name="ce121" table:number-columns-repeated="249"/>
          </table:table-row>
          <table:table-row table:style-name="ro3" table:visibility="collapse">
            <table:table-cell/>
            <table:table-cell table:style-name="ce31"/>
            <table:table-cell table:style-name="ce21"/>
            <table:table-cell table:style-name="ce64"/>
            <table:table-cell table:style-name="ce112" table:content-validation-name="val1"/>
            <table:table-cell table:style-name="ce121" table:number-columns-repeated="249"/>
          </table:table-row>
        </table:table-row-group>
        <table:table-row table:style-name="ro3">
          <table:table-cell/>
          <table:table-cell table:style-name="ce32" table:number-columns-repeated="2"/>
          <table:table-cell table:style-name="ce27"/>
          <table:table-cell table:style-name="ce114" table:content-validation-name="val1"/>
          <table:table-cell table:style-name="ce121" table:number-columns-repeated="249"/>
        </table:table-row>
        <table:table-row table:style-name="ro5">
          <table:table-cell/>
          <table:table-cell table:style-name="ce8" office:value-type="string" table:number-columns-spanned="4" table:number-rows-spanned="1">
            <text:p>Local Registry</text:p>
          </table:table-cell>
          <table:covered-table-cell table:style-name="ce19"/>
          <table:covered-table-cell table:style-name="ce91"/>
          <table:covered-table-cell table:style-name="ce116" table:content-validation-name="val1"/>
          <table:table-cell table:style-name="ce121" table:number-columns-repeated="249"/>
        </table:table-row>
        <table:table-row-group table:display="false">
          <table:table-row table:style-name="ro7" table:visibility="collapse">
            <table:table-cell/>
            <table:table-cell table:style-name="ce25"/>
            <table:table-cell table:style-name="ce66" office:value-type="string">
              <text:p>Create a xml schema. Create a new property and specify the schema as inline XML property.</text:p>
            </table:table-cell>
            <table:table-cell table:style-name="ce15" office:value-type="string">
              <text:p>The new schema should be saved successfully and should properly be displayed in the “Configuration”</text:p>
            </table:table-cell>
            <table:table-cell table:style-name="ce117" table:content-validation-name="val1" office:value-type="string">
              <text:p>P</text:p>
            </table:table-cell>
            <table:table-cell table:style-name="ce121" table:number-columns-repeated="249"/>
          </table:table-row>
          <table:table-row table:style-name="ro5" table:visibility="collapse">
            <table:table-cell/>
            <table:table-cell table:style-name="ce25"/>
            <table:table-cell table:style-name="ce17" office:value-type="string">
              <text:p>Create a new property with the "Source URL" type and save it.</text:p>
            </table:table-cell>
            <table:table-cell table:style-name="ce16" office:value-type="string">
              <text:p>The new property should be saved successfully</text:p>
            </table:table-cell>
            <table:table-cell table:style-name="ce111" table:content-validation-name="val1" office:value-type="string">
              <text:p>P</text:p>
            </table:table-cell>
            <table:table-cell table:style-name="ce121" table:number-columns-repeated="249"/>
          </table:table-row>
          <table:table-row table:style-name="ro5" table:visibility="collapse">
            <table:table-cell/>
            <table:table-cell table:style-name="ce25"/>
            <table:table-cell table:style-name="ce17" office:value-type="string">
              <text:p>Create a new property with the "String Literal" type and save it.</text:p>
            </table:table-cell>
            <table:table-cell table:style-name="ce16" office:value-type="string">
              <text:p>The new property should be saved successfully</text:p>
            </table:table-cell>
            <table:table-cell table:style-name="ce111" table:content-validation-name="val1" office:value-type="string">
              <text:p>P</text:p>
            </table:table-cell>
            <table:table-cell table:style-name="ce121" table:number-columns-repeated="249"/>
          </table:table-row>
          <table:table-row table:style-name="ro5" table:visibility="collapse">
            <table:table-cell/>
            <table:table-cell table:style-name="ce25"/>
            <table:table-cell table:style-name="ce17" office:value-type="string">
              <text:p>Create a new property with the "Inline Text" type and save it.</text:p>
            </table:table-cell>
            <table:table-cell table:style-name="ce16" office:value-type="string">
              <text:p>The new property should be saved successfully</text:p>
            </table:table-cell>
            <table:table-cell table:style-name="ce111" table:content-validation-name="val1" office:value-type="string">
              <text:p>P</text:p>
            </table:table-cell>
            <table:table-cell table:style-name="ce121" table:number-columns-repeated="249"/>
          </table:table-row>
          <table:table-row table:style-name="ro5" table:visibility="collapse">
            <table:table-cell/>
            <table:table-cell table:style-name="ce25"/>
            <table:table-cell table:style-name="ce17" office:value-type="string">
              <text:p>Create a new property with the "Registry Key" type and save it.</text:p>
            </table:table-cell>
            <table:table-cell table:style-name="ce16" office:value-type="string">
              <text:p>The new property should be saved successfully</text:p>
            </table:table-cell>
            <table:table-cell table:style-name="ce111" table:content-validation-name="val1" office:value-type="string">
              <text:p>P</text:p>
            </table:table-cell>
            <table:table-cell table:style-name="ce121" table:number-columns-repeated="249"/>
          </table:table-row>
          <table:table-row table:style-name="ro5" table:visibility="collapse">
            <table:table-cell/>
            <table:table-cell table:style-name="ce25"/>
            <table:table-cell table:style-name="ce17" office:value-type="string">
              <text:p>Select a property saved as an inlined text and do some changes</text:p>
            </table:table-cell>
            <table:table-cell table:style-name="ce16" office:value-type="string">
              <text:p>The changes made should be saved</text:p>
            </table:table-cell>
            <table:table-cell table:style-name="ce111" table:content-validation-name="val1" office:value-type="string">
              <text:p>P</text:p>
            </table:table-cell>
            <table:table-cell table:style-name="ce121" table:number-columns-repeated="249"/>
          </table:table-row>
          <table:table-row table:style-name="ro5" table:visibility="collapse">
            <table:table-cell/>
            <table:table-cell table:style-name="ce25"/>
            <table:table-cell table:style-name="ce17" office:value-type="string">
              <text:p>Delete a property which is referenced by some other entity. </text:p>
            </table:table-cell>
            <table:table-cell table:style-name="ce16"/>
            <table:table-cell table:style-name="ce111" table:content-validation-name="val1" office:value-type="string">
              <text:p>P</text:p>
            </table:table-cell>
            <table:table-cell table:style-name="ce121" table:number-columns-repeated="249"/>
          </table:table-row>
          <table:table-row table:style-name="ro13" table:visibility="collapse">
            <table:table-cell/>
            <table:table-cell table:style-name="ce25"/>
            <table:table-cell table:style-name="ce17" office:value-type="string">
              <text:p>Create a property with a source URL which is invalid</text:p>
            </table:table-cell>
            <table:table-cell table:style-name="ce16" office:value-type="string">
              <text:p>Proper error messages should be given</text:p>
              <text:p/>
              <text:p><text:span text:style-name="T3"><text:s/>“</text:span><text:span text:style-name="T3">Invalid URL : '\\test\sdsd\sd\sd\sd' :: no protocol: ”\\test\sdsd\sd\sd\sd</text:span></text:p>
            </table:table-cell>
            <table:table-cell table:style-name="ce111" table:content-validation-name="val1" office:value-type="string">
              <text:p>P</text:p>
            </table:table-cell>
            <table:table-cell table:style-name="ce121" table:number-columns-repeated="249"/>
          </table:table-row>
          <table:table-row table:style-name="ro6" table:visibility="collapse">
            <table:table-cell/>
            <table:table-cell table:style-name="ce25"/>
            <table:table-cell table:style-name="ce17" office:value-type="string">
              <text:p>Create a property with invalid schema, XML</text:p>
            </table:table-cell>
            <table:table-cell table:style-name="ce16" office:value-type="string">
              <text:p>Proper error messages should be given</text:p>
              <text:p/>
              <text:p><text:span text:style-name="T3">“</text:span><text:span text:style-name="T3">Invalid value: Error parsing XML”</text:span></text:p>
            </table:table-cell>
            <table:table-cell table:style-name="ce111" table:content-validation-name="val1" office:value-type="string">
              <text:p>P</text:p>
            </table:table-cell>
            <table:table-cell table:style-name="ce121" table:number-columns-repeated="249"/>
          </table:table-row>
          <table:table-row table:style-name="ro3" table:visibility="collapse">
            <table:table-cell/>
            <table:table-cell table:style-name="ce26"/>
            <table:table-cell table:style-name="ce21"/>
            <table:table-cell table:style-name="ce64"/>
            <table:table-cell table:style-name="ce112" table:content-validation-name="val1"/>
            <table:table-cell table:style-name="ce121" table:number-columns-repeated="249"/>
          </table:table-row>
        </table:table-row-group>
        <table:table-row table:style-name="ro3">
          <table:table-cell/>
          <table:table-cell table:style-name="ce27"/>
          <table:table-cell table:style-name="ce32"/>
          <table:table-cell table:style-name="ce27"/>
          <table:table-cell table:style-name="ce114" table:content-validation-name="val1"/>
          <table:table-cell table:style-name="ce121" table:number-columns-repeated="249"/>
        </table:table-row>
        <table:table-row table:style-name="ro5">
          <table:table-cell/>
          <table:table-cell table:style-name="ce8" office:value-type="string" table:number-columns-spanned="4" table:number-rows-spanned="1">
            <text:p>Configuration</text:p>
          </table:table-cell>
          <table:covered-table-cell table:style-name="ce19"/>
          <table:covered-table-cell table:style-name="ce91"/>
          <table:covered-table-cell table:style-name="ce116" table:content-validation-name="val1"/>
          <table:table-cell table:style-name="ce121" table:number-columns-repeated="249"/>
        </table:table-row>
        <table:table-row-group table:display="false">
          <table:table-row table:style-name="ro5" table:visibility="collapse">
            <table:table-cell/>
            <table:table-cell table:style-name="ce33"/>
            <table:table-cell table:style-name="ce19" office:value-type="string">
              <text:p>Add new endpoints, sequences, proxy services, etc</text:p>
            </table:table-cell>
            <table:table-cell table:style-name="ce91" office:value-type="string">
              <text:p>The new items added should be available in the configuration</text:p>
            </table:table-cell>
            <table:table-cell table:style-name="ce118" table:content-validation-name="val1" office:value-type="string">
              <text:p>P</text:p>
            </table:table-cell>
            <table:table-cell table:style-name="ce121" table:number-columns-repeated="249"/>
          </table:table-row>
          <table:table-row table:style-name="ro12" table:visibility="collapse">
            <table:table-cell/>
            <table:table-cell table:style-name="ce18"/>
            <table:table-cell table:style-name="ce21" office:value-type="string">
              <text:p>Make a change to a resource in the configuration and click on the “Update” button</text:p>
            </table:table-cell>
            <table:table-cell table:style-name="ce64" office:value-type="string">
              <text:p>The change should be applied to the relevant resource appropriately.</text:p>
              <text:p/>
              <text:p><text:span text:style-name="T4">E.g.:- If the endpoint URI is changed and updated through the configuration the particular endpoint </text:span><text:span text:style-name="T4">listed under the “Endpoint Management” list should be changed accordingly</text:span></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18"/>
            <table:table-cell table:style-name="ce21" office:value-type="string">
              <text:p>After adding some resources restart the ESB service and view the configuration</text:p>
            </table:table-cell>
            <table:table-cell table:style-name="ce64" office:value-type="string">
              <text:p>Once the ESB is restarted the new resources added should not be visible in the configuration</text:p>
            </table:table-cell>
            <table:table-cell table:style-name="ce112" table:content-validation-name="val1" office:value-type="string">
              <text:p>P</text:p>
            </table:table-cell>
            <table:table-cell table:style-name="ce121" table:number-columns-repeated="249"/>
          </table:table-row>
          <table:table-row table:style-name="ro5" table:visibility="collapse">
            <table:table-cell/>
            <table:table-cell table:style-name="ce18"/>
            <table:table-cell table:style-name="ce21" office:value-type="string">
              <text:p>Click on the “Save” button</text:p>
            </table:table-cell>
            <table:table-cell table:style-name="ce64" office:value-type="string">
              <text:p>The configuration should be saved to the physical file</text:p>
            </table:table-cell>
            <table:table-cell table:style-name="ce112" table:content-validation-name="val1" office:value-type="string">
              <text:p>P</text:p>
            </table:table-cell>
            <table:table-cell table:style-name="ce121" table:number-columns-repeated="249"/>
          </table:table-row>
          <table:table-row table:style-name="ro5" table:visibility="collapse">
            <table:table-cell/>
            <table:table-cell table:style-name="ce18"/>
            <table:table-cell table:style-name="ce21" office:value-type="string">
              <text:p>Restart the server after saving the configuration</text:p>
            </table:table-cell>
            <table:table-cell table:style-name="ce64" office:value-type="string">
              <text:p>The resources added should be visible in the configuration</text:p>
            </table:table-cell>
            <table:table-cell table:style-name="ce112" table:content-validation-name="val1" office:value-type="string">
              <text:p>P</text:p>
            </table:table-cell>
            <table:table-cell table:style-name="ce121" table:number-columns-repeated="249"/>
          </table:table-row>
          <table:table-row table:style-name="ro7" table:visibility="collapse">
            <table:table-cell/>
            <table:table-cell table:style-name="ce18"/>
            <table:table-cell table:style-name="ce67" office:value-type="string">
              <text:p>After editing the content of the configuration, click on the “Reset” button</text:p>
            </table:table-cell>
            <table:table-cell table:style-name="ce64" office:value-type="string">
              <text:p>All the changes done should be undone</text:p>
            </table:table-cell>
            <table:table-cell table:style-name="ce112" table:content-validation-name="val1" office:value-type="string">
              <text:p>P</text:p>
            </table:table-cell>
            <table:table-cell table:style-name="ce121" table:number-columns-repeated="249"/>
          </table:table-row>
          <table:table-row table:style-name="ro3" table:visibility="collapse">
            <table:table-cell/>
            <table:table-cell table:style-name="ce34"/>
            <table:table-cell table:style-name="ce68"/>
            <table:table-cell table:style-name="ce65"/>
            <table:table-cell table:style-name="ce115" table:content-validation-name="val1"/>
            <table:table-cell table:style-name="ce121" table:number-columns-repeated="249"/>
          </table:table-row>
        </table:table-row-group>
        <table:table-row table:style-name="ro3">
          <table:table-cell/>
          <table:table-cell table:style-name="ce26"/>
          <table:table-cell table:style-name="ce67"/>
          <table:table-cell table:style-name="ce64"/>
          <table:table-cell table:style-name="ce112" table:content-validation-name="val1"/>
          <table:table-cell table:style-name="ce121" table:number-columns-repeated="249"/>
        </table:table-row>
        <table:table-row table:style-name="ro14">
          <table:table-cell/>
          <table:table-cell table:style-name="ce35" office:value-type="string" table:number-columns-spanned="4" table:number-rows-spanned="1">
            <text:p>Mediators</text:p>
          </table:table-cell>
          <table:covered-table-cell table:number-columns-repeated="3" table:style-name="Default"/>
          <table:table-cell table:style-name="ce121" table:number-columns-repeated="249"/>
        </table:table-row>
        <table:table-row table:style-name="ro14">
          <table:table-cell/>
          <table:table-cell table:style-name="ce8" office:value-type="string" table:number-columns-spanned="4" table:number-rows-spanned="1">
            <text:p>General mediator functions</text:p>
          </table:table-cell>
          <table:covered-table-cell table:number-columns-repeated="3" table:style-name="Default"/>
          <table:table-cell table:style-name="ce121" table:number-columns-repeated="249"/>
        </table:table-row>
        <table:table-row-group table:display="false">
          <table:table-row table:style-name="ro15" table:visibility="collapse">
            <table:table-cell/>
            <table:table-cell table:style-name="ce19"/>
            <table:table-cell table:style-name="ce67" office:value-type="string">
              <text:p>Log the incoming message. Send to an end point. Log the outgoing message and send it to the client.</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Filter SOAP message based on the wsa:To element, set the header and log the incoming message.</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Filter the incoming SOAP messages based on a message property and validate the filtered message against schema.</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Switch the message based on source Xpath expression. ( i.e:- If symbol is IBM, transform the incoming message using XSLT mediator. If the symbol is MSFT, log the message and drop it)</text:p>
            </table:table-cell>
            <table:table-cell table:style-name="ce64"/>
            <table:table-cell table:style-name="ce112" table:content-validation-name="val1"/>
            <table:table-cell table:style-name="ce121" table:number-columns-repeated="249"/>
          </table:table-row>
          <table:table-row table:style-name="ro17" table:visibility="collapse">
            <table:table-cell/>
            <table:table-cell table:style-name="ce26"/>
            <table:table-cell table:style-name="ce67" office:value-type="string">
              <text:p>Get the incoming SOAP message. Log the message. Filter the message based on some message property and validate against schema. Now transform the filtered and validated message using XSLT. Use error handling sequence for schema validation.</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Send the message to an end point. Transform the outgoing message using XSLT (i.e:- Multiply the stock value by 100) and send to client</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Deploy two different web services. Send two SOAP requests to ESB. Filter the incoming SOAP message based on some criteria and directs it to the relevant service.</text:p>
            </table:table-cell>
            <table:table-cell table:style-name="ce64"/>
            <table:table-cell table:style-name="ce112" table:content-validation-name="val1"/>
            <table:table-cell table:style-name="ce121" table:number-columns-repeated="249"/>
          </table:table-row>
          <table:table-row table:style-name="ro14" table:visibility="collapse">
            <table:table-cell/>
            <table:table-cell table:style-name="ce26"/>
            <table:table-cell table:style-name="ce67" office:value-type="string">
              <text:p>Try to save a sequence by specifying an existing sequence name.</text:p>
            </table:table-cell>
            <table:table-cell table:style-name="ce64"/>
            <table:table-cell table:style-name="ce112" table:content-validation-name="val1"/>
            <table:table-cell table:style-name="ce121" table:number-columns-repeated="249"/>
          </table:table-row>
          <table:table-row table:style-name="ro14" table:visibility="collapse">
            <table:table-cell/>
            <table:table-cell table:style-name="ce26"/>
            <table:table-cell table:style-name="ce67" office:value-type="string">
              <text:p>Delete a sequence </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Delete a sequence which is used by main mediator sequence. Check all references of the deleted sequence. </text:p>
            </table:table-cell>
            <table:table-cell table:style-name="ce64"/>
            <table:table-cell table:style-name="ce112" table:content-validation-name="val1"/>
            <table:table-cell table:style-name="ce121" table:number-columns-repeated="249"/>
          </table:table-row>
          <table:table-row table:style-name="ro14" table:visibility="collapse">
            <table:table-cell/>
            <table:table-cell table:style-name="ce26"/>
            <table:table-cell table:style-name="ce67" office:value-type="string">
              <text:p>Edit a sequence and verify the updates by sending messages. </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Switch a message using a source path expression and log and send to an endpoint </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Set an onError sequence and when an error occurs check if the specified onError sequence is called</text:p>
            </table:table-cell>
            <table:table-cell table:style-name="ce64"/>
            <table:table-cell table:style-name="ce112" table:content-validation-name="val1"/>
            <table:table-cell table:style-name="ce121" table:number-columns-repeated="249"/>
          </table:table-row>
          <table:table-row table:style-name="ro17" table:visibility="collapse">
            <table:table-cell/>
            <table:table-cell table:style-name="ce26"/>
            <table:table-cell table:style-name="ce67" office:value-type="string">
              <text:p>Switch the incoming message based on the stock quote (IBM,MSFT,SUN) and send to a Non-existing endpoint depending on the stock quote. If the endpoint cannot be resolved create a soap fault</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Send a REST request to a service after transforming it into a SOAP11/SOAP12 request </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Send 100 or more requests to a sequence with 3 or more endpoints and see how the load is being balanced </text:p>
            </table:table-cell>
            <table:table-cell table:style-name="ce64"/>
            <table:table-cell table:style-name="ce112" table:content-validation-name="val1"/>
            <table:table-cell table:style-name="ce121" table:number-columns-repeated="249"/>
          </table:table-row>
          <table:table-row table:style-name="ro14" table:visibility="collapse">
            <table:table-cell/>
            <table:table-cell table:style-name="ce26"/>
            <table:table-cell table:style-name="ce67" office:value-type="string">
              <text:p>Shut down a server and see how the requests are being handled</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Create a sequence with 4 or more failover endpoints and send infinite requests. While sending requests shut down the servers one by one and see how failing over is handled</text:p>
            </table:table-cell>
            <table:table-cell table:style-name="ce64"/>
            <table:table-cell table:style-name="ce112" table:content-validation-name="val1"/>
            <table:table-cell table:style-name="ce121" table:number-columns-repeated="249"/>
          </table:table-row>
          <table:table-row table:style-name="ro17" table:visibility="collapse">
            <table:table-cell/>
            <table:table-cell table:style-name="ce26"/>
            <table:table-cell table:style-name="ce67" office:value-type="string">
              <text:p>Create a sequence with the session type set to simpleClientSession and have 3 or more loadbalanced endpoints. Send requests and see how each request is being handled by each server. Shut down each server and see what happens</text:p>
            </table:table-cell>
            <table:table-cell table:style-name="ce64"/>
            <table:table-cell table:style-name="ce112" table:content-validation-name="val1"/>
            <table:table-cell table:style-name="ce121" table:number-columns-repeated="249"/>
          </table:table-row>
          <table:table-row table:style-name="ro18" table:visibility="collapse">
            <table:table-cell/>
            <table:table-cell table:style-name="ce26"/>
            <table:table-cell table:style-name="ce67" office:value-type="string">
              <text:p>Create a sequence with two or more failover endpoints and with two or more loadbalanced endpoints in each failover endpoint. Set the session type to simpleClientSession. Send requests and see how each server is handling the requests. When the servers are being shut down one by one, see how the requests are handled</text:p>
            </table:table-cell>
            <table:table-cell table:style-name="ce64"/>
            <table:table-cell table:style-name="ce112" table:content-validation-name="val1"/>
            <table:table-cell table:style-name="ce121" table:number-columns-repeated="249"/>
          </table:table-row>
          <table:table-row table:style-name="ro3" table:visibility="collapse">
            <table:table-cell/>
            <table:table-cell table:style-name="ce26"/>
            <table:table-cell table:style-name="ce67"/>
            <table:table-cell table:style-name="ce64"/>
            <table:table-cell table:style-name="ce112" table:content-validation-name="val1"/>
            <table:table-cell table:style-name="ce121" table:number-columns-repeated="249"/>
          </table:table-row>
        </table:table-row-group>
        <table:table-row table:style-name="ro3">
          <table:table-cell/>
          <table:table-cell table:style-name="ce26"/>
          <table:table-cell table:style-name="ce67"/>
          <table:table-cell table:style-name="ce64"/>
          <table:table-cell table:style-name="ce112" table:content-validation-name="val1"/>
          <table:table-cell table:style-name="ce121" table:number-columns-repeated="249"/>
        </table:table-row>
        <table:table-row table:style-name="ro14">
          <table:table-cell/>
          <table:table-cell table:style-name="ce8" office:value-type="string" table:number-columns-spanned="4" table:number-rows-spanned="1">
            <text:p>Send mediator functions</text:p>
          </table:table-cell>
          <table:covered-table-cell table:number-columns-repeated="3" table:style-name="Default"/>
          <table:table-cell table:style-name="ce121" table:number-columns-repeated="249"/>
        </table:table-row>
        <table:table-row-group table:display="false">
          <table:table-row table:style-name="ro15" table:visibility="collapse">
            <table:table-cell/>
            <table:table-cell table:style-name="ce26"/>
            <table:table-cell table:style-name="ce67" office:value-type="string">
              <text:p>Create sequence x which refers an endpoint which is specified as a local entry. Call this particular sequence x inside the main sequence.</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Create sequence x which refers to an endpoint as a registry entry. Call sequence x inside the main sequence and send a request to see if the endpoint is picked up correctly</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Create sequence x which refers to an endpoint which is defined under "Manage Endpoints" section</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Create a sequence with a Send mediator which refers to a inline WSDL or an endpoint defined as a WSDL Uri</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Create a sequence with a failover/load balanced endpoint which has address endpoints as the child endpoints. Send a request to see if the response is recieved correctly</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Create a sequence with a failover/load balanced endpoint which has WSDL Uri endpoints as child endpoints. Send a request to see if the response is recieved correctly</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Create a sequence with a failover/load balanced endpoint which has inline WSDL endpoints as child endpoints. Send a request to see if the response is recieved correctly</text:p>
            </table:table-cell>
            <table:table-cell table:style-name="ce64"/>
            <table:table-cell table:style-name="ce112" table:content-validation-name="val1"/>
            <table:table-cell table:style-name="ce121" table:number-columns-repeated="249"/>
          </table:table-row>
          <table:table-row table:style-name="ro3" table:visibility="collapse">
            <table:table-cell/>
            <table:table-cell table:style-name="ce26"/>
            <table:table-cell table:style-name="ce67"/>
            <table:table-cell table:style-name="ce64"/>
            <table:table-cell table:style-name="ce112" table:content-validation-name="val1"/>
            <table:table-cell table:style-name="ce121" table:number-columns-repeated="249"/>
          </table:table-row>
        </table:table-row-group>
        <table:table-row table:style-name="ro3">
          <table:table-cell/>
          <table:table-cell table:style-name="ce26"/>
          <table:table-cell table:style-name="ce67"/>
          <table:table-cell table:style-name="ce64"/>
          <table:table-cell table:style-name="ce112" table:content-validation-name="val1"/>
          <table:table-cell table:style-name="ce121" table:number-columns-repeated="249"/>
        </table:table-row>
        <table:table-row table:style-name="ro14">
          <table:table-cell/>
          <table:table-cell table:style-name="ce36" office:value-type="string" table:number-columns-spanned="4" table:number-rows-spanned="1">
            <text:p>Registry Export</text:p>
          </table:table-cell>
          <table:covered-table-cell table:number-columns-repeated="3" table:style-name="Default"/>
          <table:table-cell table:style-name="ce121" table:number-columns-repeated="249"/>
        </table:table-row>
        <table:table-row-group table:display="false">
          <table:table-row table:style-name="ro16" table:visibility="collapse">
            <table:table-cell/>
            <table:table-cell table:style-name="ce26"/>
            <table:table-cell table:style-name="ce67" office:value-type="string">
              <text:p>Create a sequence, export it into the registry and check if the sequence has been exported properly by checking the Integrated Registry</text:p>
            </table:table-cell>
            <table:table-cell table:style-name="ce64"/>
            <table:table-cell table:style-name="ce112" table:content-validation-name="val1"/>
            <table:table-cell table:style-name="ce121" table:number-columns-repeated="249"/>
          </table:table-row>
        </table:table-row-group>
        <table:table-row table:style-name="ro3">
          <table:table-cell/>
          <table:table-cell table:style-name="ce26"/>
          <table:table-cell table:style-name="ce67"/>
          <table:table-cell table:style-name="ce64"/>
          <table:table-cell table:style-name="ce112" table:content-validation-name="val1"/>
          <table:table-cell table:style-name="ce121" table:number-columns-repeated="249"/>
        </table:table-row>
        <table:table-row table:style-name="ro14">
          <table:table-cell/>
          <table:table-cell table:style-name="ce36" office:value-type="string" table:number-columns-spanned="4" table:number-rows-spanned="1">
            <text:p>DB Lookup/DB Report Mediator</text:p>
          </table:table-cell>
          <table:covered-table-cell table:number-columns-repeated="3" table:style-name="Default"/>
          <table:table-cell table:style-name="ce121" table:number-columns-repeated="249"/>
        </table:table-row>
        <table:table-row-group table:display="false">
          <table:table-row table:style-name="ro15" table:visibility="collapse">
            <table:table-cell/>
            <table:table-cell table:style-name="ce26"/>
            <table:table-cell table:style-name="ce67" office:value-type="string">
              <text:p>Verify if you are allowed to add the same property twice when specifying a DBlookup/DBReport mediator </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Try to save a DB report/DB Lookup mediator without any data and see if proper error messages are given</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Create a sequence with a DB Lookup mediator with the Connection information set to "Pool"</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Create a sequence with a DB Lookup mediator with the Connection information set to "Data Source" </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Verify a sequence with a DB report mediator with multiple SQL statements</text:p>
            </table:table-cell>
            <table:table-cell table:style-name="ce64"/>
            <table:table-cell table:style-name="ce112" table:content-validation-name="val1"/>
            <table:table-cell table:style-name="ce121" table:number-columns-repeated="249"/>
          </table:table-row>
          <table:table-row table:style-name="ro15" table:visibility="collapse">
            <table:table-cell/>
            <table:table-cell table:style-name="ce26"/>
            <table:table-cell table:style-name="ce67" office:value-type="string">
              <text:p>Try the DB lookup and DB Report mediators with different databases. E.g.:- MySQL</text:p>
            </table:table-cell>
            <table:table-cell table:style-name="ce64"/>
            <table:table-cell table:style-name="ce112" table:content-validation-name="val1"/>
            <table:table-cell table:style-name="ce121" table:number-columns-repeated="249"/>
          </table:table-row>
          <table:table-row table:style-name="ro3" table:visibility="collapse">
            <table:table-cell/>
            <table:table-cell table:style-name="ce26"/>
            <table:table-cell table:style-name="ce67"/>
            <table:table-cell table:style-name="ce64"/>
            <table:table-cell table:style-name="ce112" table:content-validation-name="val1"/>
            <table:table-cell table:style-name="ce121" table:number-columns-repeated="249"/>
          </table:table-row>
        </table:table-row-group>
        <table:table-row table:style-name="ro3">
          <table:table-cell/>
          <table:table-cell table:style-name="ce26"/>
          <table:table-cell table:style-name="ce67"/>
          <table:table-cell table:style-name="ce64"/>
          <table:table-cell table:style-name="ce112" table:content-validation-name="val1"/>
          <table:table-cell table:style-name="ce121" table:number-columns-repeated="249"/>
        </table:table-row>
        <table:table-row table:style-name="ro14">
          <table:table-cell/>
          <table:table-cell table:style-name="ce36" office:value-type="string" table:number-columns-spanned="4" table:number-rows-spanned="1">
            <text:p>Cache Mediator</text:p>
          </table:table-cell>
          <table:covered-table-cell table:number-columns-repeated="3" table:style-name="Default"/>
          <table:table-cell table:style-name="ce121" table:number-columns-repeated="249"/>
        </table:table-row>
        <table:table-row-group table:display="false">
          <table:table-row table:style-name="ro17" table:visibility="collapse">
            <table:table-cell/>
            <table:table-cell table:style-name="ce26"/>
            <table:table-cell table:style-name="ce67" office:value-type="string">
              <text:p>Create a sequence with a cache mediator with the cache limit set to a particular value. Execute the sequence several times to verify if the value is being retrieved from the cache and if a new value is displayed after the cache is timed out.</text:p>
            </table:table-cell>
            <table:table-cell table:style-name="ce64"/>
            <table:table-cell table:style-name="ce112" table:content-validation-name="val1"/>
            <table:table-cell table:style-name="ce121" table:number-columns-repeated="249"/>
          </table:table-row>
          <table:table-row table:style-name="ro14" table:visibility="collapse">
            <table:table-cell/>
            <table:table-cell table:style-name="ce26"/>
            <table:table-cell table:style-name="ce67" office:value-type="string">
              <text:p>Try to specify a mediator for the "On Cache Hit" </text:p>
            </table:table-cell>
            <table:table-cell table:style-name="ce64"/>
            <table:table-cell table:style-name="ce112" table:content-validation-name="val1"/>
            <table:table-cell table:style-name="ce121" table:number-columns-repeated="249"/>
          </table:table-row>
        </table:table-row-group>
        <table:table-row table:style-name="ro3">
          <table:table-cell/>
          <table:table-cell table:style-name="ce26"/>
          <table:table-cell table:style-name="ce67"/>
          <table:table-cell table:style-name="ce64"/>
          <table:table-cell table:style-name="ce112" table:content-validation-name="val1"/>
          <table:table-cell table:style-name="ce121" table:number-columns-repeated="249"/>
        </table:table-row>
        <table:table-row table:style-name="ro14">
          <table:table-cell/>
          <table:table-cell table:style-name="ce36" office:value-type="string" table:number-columns-spanned="4" table:number-rows-spanned="1">
            <text:p>Security Scenarios</text:p>
          </table:table-cell>
          <table:covered-table-cell table:number-columns-repeated="3" table:style-name="Default"/>
          <table:table-cell table:style-name="ce121" table:number-columns-repeated="249"/>
        </table:table-row>
        <table:table-row-group table:display="false">
          <table:table-row table:style-name="ro17" table:visibility="collapse">
            <table:table-cell/>
            <table:table-cell table:style-name="ce26"/>
            <table:table-cell table:style-name="ce67" office:value-type="string">
              <text:p>Client sends a non-secured message to a service which accepts secured messages only. Configure ESB to enable security for sending messages to the service securely. <text:s/>ESB removes the security headers of the outgoing message and send it back to the client.</text:p>
            </table:table-cell>
            <table:table-cell table:style-name="ce64"/>
            <table:table-cell table:style-name="ce112" table:content-validation-name="val1"/>
            <table:table-cell table:style-name="ce121" table:number-columns-repeated="249"/>
          </table:table-row>
          <table:table-row table:style-name="ro17" table:visibility="collapse">
            <table:table-cell/>
            <table:table-cell table:style-name="ce26"/>
            <table:table-cell table:style-name="ce67" office:value-type="string">
              <text:p>Client sends a secured message to a service. ESB removes the security headers of the message and send it to the service. ESB adds the security headers back to the outgoing message. Then send it securely to the client.</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Client sends a secured message to a service. ESB forwards the message to a different end point. The response is sent back to the client in a secured way.</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Client sends a secured message to a service. ESB transform the response (eg:- By altering the return value to a different format) and send it back to the client securely.</text:p>
            </table:table-cell>
            <table:table-cell table:style-name="ce64"/>
            <table:table-cell table:style-name="ce112" table:content-validation-name="val1"/>
            <table:table-cell table:style-name="ce121" table:number-columns-repeated="249"/>
          </table:table-row>
        </table:table-row-group>
        <table:table-row table:style-name="ro3">
          <table:table-cell/>
          <table:table-cell table:style-name="ce26"/>
          <table:table-cell table:style-name="ce67"/>
          <table:table-cell table:style-name="ce64"/>
          <table:table-cell table:style-name="ce112" table:content-validation-name="val1"/>
          <table:table-cell table:style-name="ce121" table:number-columns-repeated="249"/>
        </table:table-row>
        <table:table-row table:style-name="ro14">
          <table:table-cell/>
          <table:table-cell table:style-name="ce36" office:value-type="string" table:number-columns-spanned="4" table:number-rows-spanned="1">
            <text:p>Transport</text:p>
          </table:table-cell>
          <table:covered-table-cell table:number-columns-repeated="3" table:style-name="Default"/>
          <table:table-cell table:style-name="ce121" table:number-columns-repeated="249"/>
        </table:table-row>
        <table:table-row-group table:display="false">
          <table:table-row table:style-name="ro16" table:visibility="collapse">
            <table:table-cell/>
            <table:table-cell table:style-name="ce26"/>
            <table:table-cell table:style-name="ce67" office:value-type="string">
              <text:p>Send a request message to a Proxy Service exposed in JMS which will be forwarded to an HTTP end point and return to response back through a JMS queue</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Send a request to a Proxy Service exposed in HTTP and forward the message to an endpoint using JMS and send back the response over HTTP. (The server should respond over JMS to the ESB server)</text:p>
            </table:table-cell>
            <table:table-cell table:style-name="ce64"/>
            <table:table-cell table:style-name="ce112" table:content-validation-name="val1"/>
            <table:table-cell table:style-name="ce121" table:number-columns-repeated="249"/>
          </table:table-row>
          <table:table-row table:style-name="ro16" table:visibility="collapse">
            <table:table-cell/>
            <table:table-cell table:style-name="ce26"/>
            <table:table-cell table:style-name="ce67" office:value-type="string">
              <text:p>Send a request to a Proxy service exposed over JMS and get the response. Then stop the JMS server and start once more and send the request again</text:p>
            </table:table-cell>
            <table:table-cell table:style-name="ce64"/>
            <table:table-cell table:style-name="ce112" table:content-validation-name="val1"/>
            <table:table-cell table:style-name="ce121" table:number-columns-repeated="249"/>
          </table:table-row>
          <table:table-row table:style-name="ro17" table:visibility="collapse">
            <table:table-cell/>
            <table:table-cell table:style-name="ce26"/>
            <table:table-cell table:style-name="ce67" office:value-type="string">
              <text:p>Send a request to a Proxy Service exposed in HTTP and forward the message to an endpoint using JMS and get the response. Stop the JMS server afterwards and start once more. Send the request again and see if the response is received as expected</text:p>
            </table:table-cell>
            <table:table-cell table:style-name="ce64"/>
            <table:table-cell table:style-name="ce112" table:content-validation-name="val1"/>
            <table:table-cell table:style-name="ce121" table:number-columns-repeated="249"/>
          </table:table-row>
        </table:table-row-group>
        <table:table-row table:style-name="ro3">
          <table:table-cell/>
          <table:table-cell table:style-name="ce26"/>
          <table:table-cell table:style-name="ce67"/>
          <table:table-cell table:style-name="ce64"/>
          <table:table-cell table:style-name="ce112" table:content-validation-name="val1"/>
          <table:table-cell table:style-name="ce121" table:number-columns-repeated="249"/>
        </table:table-row>
        <table:table-row table:style-name="ro5">
          <table:table-cell/>
          <table:table-cell table:style-name="ce37" office:value-type="string" table:number-columns-spanned="4" table:number-rows-spanned="1">
            <text:p>Registry/Repository</text:p>
          </table:table-cell>
          <table:covered-table-cell table:style-name="ce69"/>
          <table:covered-table-cell table:style-name="ce92"/>
          <table:covered-table-cell table:style-name="ce109" table:content-validation-name="val1"/>
          <table:table-cell table:style-name="ce121" table:number-columns-repeated="249"/>
        </table:table-row>
        <table:table-row table:style-name="ro5">
          <table:table-cell/>
          <table:table-cell table:style-name="ce8" office:value-type="string" table:number-columns-spanned="4" table:number-rows-spanned="1">
            <text:p>Integrated Registry</text:p>
          </table:table-cell>
          <table:covered-table-cell table:style-name="ce70"/>
          <table:covered-table-cell table:style-name="ce27"/>
          <table:covered-table-cell table:style-name="ce119" table:content-validation-name="val1"/>
          <table:table-cell table:style-name="ce121" table:number-columns-repeated="249"/>
        </table:table-row>
        <table:table-row-group table:display="false">
          <table:table-row table:style-name="ro7" table:visibility="collapse">
            <table:table-cell/>
            <table:table-cell table:style-name="ce25"/>
            <table:table-cell table:style-name="ce67" office:value-type="string">
              <text:p>Create a new registry entry /create a new folder and add a new registry entry </text:p>
            </table:table-cell>
            <table:table-cell table:style-name="ce64" office:value-type="string">
              <text:p>The new registry entry should be added to the registry tree successfully</text:p>
            </table:table-cell>
            <table:table-cell table:style-name="ce112" table:content-validation-name="val1"/>
            <table:table-cell table:style-name="ce121" table:number-columns-repeated="249"/>
          </table:table-row>
          <table:table-row table:style-name="ro5" table:visibility="collapse">
            <table:table-cell/>
            <table:table-cell table:style-name="ce25"/>
            <table:table-cell table:style-name="ce67" office:value-type="string">
              <text:p>Remove a registry entry</text:p>
            </table:table-cell>
            <table:table-cell table:style-name="ce64" office:value-type="string">
              <text:p>The registry entry should be removed successfully</text:p>
            </table:table-cell>
            <table:table-cell table:style-name="ce112" table:content-validation-name="val1"/>
            <table:table-cell table:style-name="ce121" table:number-columns-repeated="249"/>
          </table:table-row>
          <table:table-row table:style-name="ro7" table:visibility="collapse">
            <table:table-cell/>
            <table:table-cell table:style-name="ce25"/>
            <table:table-cell table:style-name="ce67" office:value-type="string">
              <text:p>Edit an existing registry entry</text:p>
            </table:table-cell>
            <table:table-cell table:style-name="ce64" office:value-type="string">
              <text:p>The changes done to the registry entry should be saved successfully</text:p>
            </table:table-cell>
            <table:table-cell table:style-name="ce112" table:content-validation-name="val1"/>
            <table:table-cell table:style-name="ce121" table:number-columns-repeated="249"/>
          </table:table-row>
          <table:table-row table:style-name="ro7" table:visibility="collapse">
            <table:table-cell/>
            <table:table-cell table:style-name="ce25"/>
            <table:table-cell table:style-name="ce67" office:value-type="string">
              <text:p>Access a registry entry through sequences, Proxy services to check if the entry is properly picked up</text:p>
            </table:table-cell>
            <table:table-cell table:style-name="ce64" office:value-type="string">
              <text:p>Verify that the registry entry is picked up from the registry properly</text:p>
            </table:table-cell>
            <table:table-cell table:style-name="ce112" table:content-validation-name="val1"/>
            <table:table-cell table:style-name="ce121" table:number-columns-repeated="249"/>
          </table:table-row>
          <table:table-row table:style-name="ro7" table:visibility="collapse">
            <table:table-cell/>
            <table:table-cell table:style-name="ce25"/>
            <table:table-cell table:style-name="ce67" office:value-type="string">
              <text:p>Access a registry entry which has been removed through sequences, Proxy services to see how it is handled</text:p>
            </table:table-cell>
            <table:table-cell table:style-name="ce64" office:value-type="string">
              <text:p>The errors occurred should be handled properly</text:p>
            </table:table-cell>
            <table:table-cell table:style-name="ce112" table:content-validation-name="val1"/>
            <table:table-cell table:style-name="ce121" table:number-columns-repeated="249"/>
          </table:table-row>
          <table:table-row table:style-name="ro6" table:visibility="collapse">
            <table:table-cell/>
            <table:table-cell table:style-name="ce25"/>
            <table:table-cell table:style-name="ce67" office:value-type="string">
              <text:p>Try creating registry entries which are not XML to see how they are handled</text:p>
            </table:table-cell>
            <table:table-cell table:style-name="ce64" office:value-type="string">
              <text:p>A proper error message should be given as follows</text:p>
              <text:p/>
              <text:p><text:span text:style-name="T3">“</text:span><text:span text:style-name="T3">Invalid data. Content should be XML”</text:span></text:p>
            </table:table-cell>
            <table:table-cell table:style-name="ce112" table:content-validation-name="val1"/>
            <table:table-cell table:style-name="ce121" table:number-columns-repeated="249"/>
          </table:table-row>
          <table:table-row table:style-name="ro7" table:visibility="collapse">
            <table:table-cell/>
            <table:table-cell table:style-name="ce25"/>
            <table:table-cell table:style-name="ce67" office:value-type="string">
              <text:p>Change the cache limit of the registry entry items and invoke these items</text:p>
            </table:table-cell>
            <table:table-cell table:style-name="ce64" office:value-type="string">
              <text:p>When the cache limit is timed out the registry entry should be fetched from the registry and not from the cache</text:p>
            </table:table-cell>
            <table:table-cell table:style-name="ce112" table:content-validation-name="val1"/>
            <table:table-cell table:style-name="ce121" table:number-columns-repeated="249"/>
          </table:table-row>
          <table:table-row table:style-name="ro6" table:visibility="collapse">
            <table:table-cell/>
            <table:table-cell table:style-name="ce25"/>
            <table:table-cell table:style-name="ce67" office:value-type="string">
              <text:p>Before the cache is timed out of an item, click on the button "Notify" and see if the item is being picked up from the registry and not from the cache</text:p>
            </table:table-cell>
            <table:table-cell table:style-name="ce64" office:value-type="string">
              <text:p>If the first time the value is retrieved from the cache after clicking on the “Notify” button, the value should be retrieved from the registry</text:p>
            </table:table-cell>
            <table:table-cell table:style-name="ce112" table:content-validation-name="val1"/>
            <table:table-cell table:style-name="ce121" table:number-columns-repeated="249"/>
          </table:table-row>
          <table:table-row table:style-name="ro19" table:visibility="collapse">
            <table:table-cell/>
            <table:table-cell table:style-name="ce25"/>
            <table:table-cell table:style-name="ce67" office:value-type="string">
              <text:p><text:span text:style-name="T1">Try sample 50</text:span> - Engage WS-Security to endpoints and retrieve the policy key from the registry (e.g.:-&lt;enableSec policy="Policy/policy_3.xml"/&gt;)</text:p>
              <text:p>&lt;definitions xmlns="http://ws.apache.org/ns/synapse"&gt;</text:p>
              <text:p><text:s text:c="7"/>&lt;registry provider="org.apache.synapse.registry.url.SimpleURLRegistry"&gt;</text:p>
              <text:p><text:s text:c="8"/>&lt;parameter name="root"&gt;<text:a xlink:href="/registry/">file:registry/</text:a>&lt;/parameter&gt;</text:p>
              <text:p><text:s text:c="8"/>&lt;parameter name="cachableDuration"&gt;15000&lt;/parameter&gt;</text:p>
              <text:p><text:s text:c="4"/>&lt;/registry&gt;</text:p>
              <text:p><text:s text:c="4"/>&lt;in&gt;</text:p>
              <text:p><text:s text:c="8"/>&lt;send&gt;</text:p>
              <text:p><text:s text:c="12"/>&lt;endpoint name="secure"&gt;</text:p>
              <text:p><text:s text:c="16"/>&lt;address uri="http://localhost:9000/soap/SecureStockQuoteService"&gt;</text:p>
              <text:p><text:s text:c="20"/>&lt;enableSec policy="Policy/policy_3.xml"/&gt;</text:p>
              <text:p><text:s text:c="20"/>&lt;enableAddressing/&gt;</text:p>
              <text:p><text:s text:c="16"/>&lt;/address&gt;</text:p>
              <text:p><text:s text:c="12"/>&lt;/endpoint&gt;</text:p>
              <text:p><text:s text:c="8"/>&lt;/send&gt;</text:p>
              <text:p><text:s text:c="4"/>&lt;/in&gt;</text:p>
              <text:p><text:s text:c="4"/>&lt;out&gt;</text:p>
              <text:p><text:s text:c="8"/>&lt;header name="wsse:Security" action="remove"</text:p>
              <text:p><text:s text:c="16"/>xmlns:wsse="http://docs.oasis-open.org/wss/2004/01/oasis-200401-wss-wssecurity-secext-1.0.xsd"/&gt;</text:p>
              <text:p><text:s text:c="8"/>&lt;send/&gt;</text:p>
              <text:p><text:s text:c="4"/>&lt;/out&gt;</text:p>
              <text:p>&lt;/definitions&gt; </text:p>
            </table:table-cell>
            <table:table-cell table:style-name="ce64" office:value-type="string">
              <text:p>The sample should be executed successfully</text:p>
            </table:table-cell>
            <table:table-cell table:style-name="ce112" table:content-validation-name="val1"/>
            <table:table-cell table:style-name="ce121" table:number-columns-repeated="249"/>
          </table:table-row>
          <table:table-row table:style-name="ro20" table:visibility="collapse">
            <table:table-cell/>
            <table:table-cell table:style-name="ce25"/>
            <table:table-cell table:style-name="ce67" office:value-type="string">
              <text:p><text:span text:style-name="T1">Try sample 103</text:span> - Engage WS-Security to endpoints and retrieve the policy key from the registry (e.g.:-&lt;enableSec policy="Policy/policy_3.xml"/&gt;)</text:p>
              <text:p>&lt;definitions xmlns="http://ws.apache.org/ns/synapse"&gt;</text:p>
              <text:p><text:s text:c="4"/>&lt;registry provider="org.apache.synapse.registry.url.SimpleURLRegistry"&gt;</text:p>
              <text:p><text:s text:c="8"/>&lt;parameter name="root"&gt;file:registry/ &lt;/parameter&gt;</text:p>
              <text:p><text:s text:c="8"/>&lt;parameter name="cachableDuration"&gt;15000&lt;/parameter&gt;</text:p>
              <text:p><text:s text:c="4"/>&lt;/registry&gt;</text:p>
              <text:p><text:s text:c="4"/>&lt;proxy name="StockQuoteProxy"&gt;</text:p>
              <text:p><text:s text:c="8"/>&lt;target&gt;</text:p>
              <text:p><text:s text:c="12"/>&lt;inSequence&gt;</text:p>
              <text:p><text:s text:c="16"/>&lt;header name="wsse:Security" action="remove"</text:p>
              <text:p><text:s text:c="24"/>xmlns:wsse="http://docs.oasis-open.org/wss/2004/01/oasis-200401-wss-wssecurity-secext-1.0.xsd"/&gt;</text:p>
              <text:p><text:s text:c="16"/>&lt;send&gt;</text:p>
              <text:p><text:s text:c="20"/>&lt;endpoint&gt;</text:p>
              <text:p><text:s text:c="24"/>&lt;address uri="<text:a xlink:href="http://localhost:9000/">http://localhost:9000</text:a>/soap/SimpleStockQuoteService"/&gt;</text:p>
              <text:p><text:s text:c="20"/>&lt;/endpoint&gt;</text:p>
              <text:p><text:s text:c="16"/>&lt;/send&gt;</text:p>
              <text:p><text:s text:c="12"/>&lt;/inSequence&gt;</text:p>
              <text:p><text:s text:c="12"/>&lt;outSequence&gt;</text:p>
              <text:p><text:s text:c="16"/>&lt;send/&gt;</text:p>
              <text:p><text:s text:c="12"/>&lt;/outSequence&gt;</text:p>
              <text:p><text:s text:c="8"/>&lt;/target&gt;</text:p>
              <text:p><text:s text:c="8"/>&lt;publishWSDL uri="file:repository/conf/sample/resources/proxy/sample_proxy_1.wsdl"/&gt;</text:p>
              <text:p><text:s text:c="8"/>&lt;enableSec policy="Policy/policy_3.xml"/&gt;</text:p>
              <text:p><text:s text:c="8"/>&lt;enableSec/&gt;</text:p>
              <text:p><text:s text:c="4"/>&lt;/proxy&gt;</text:p>
              <text:p>&lt;/definitions&gt; </text:p>
            </table:table-cell>
            <table:table-cell table:style-name="ce64" office:value-type="string">
              <text:p>The sample should be executed successfully</text:p>
            </table:table-cell>
            <table:table-cell table:style-name="ce112" table:content-validation-name="val1"/>
            <table:table-cell table:style-name="ce121" table:number-columns-repeated="249"/>
          </table:table-row>
          <table:table-row table:style-name="ro13" table:visibility="collapse">
            <table:table-cell/>
            <table:table-cell table:style-name="ce25"/>
            <table:table-cell table:style-name="ce67" office:value-type="string">
              <text:p>Change the settings in a file located at the dynamic registry. Check the changes after the specified cachable duration. Now, change the registry file again after some time and check whether the changes are applied.</text:p>
            </table:table-cell>
            <table:table-cell table:style-name="ce64"/>
            <table:table-cell table:style-name="ce112" table:content-validation-name="val1"/>
            <table:table-cell table:style-name="ce121" table:number-columns-repeated="249"/>
          </table:table-row>
          <table:table-row table:style-name="ro3" table:visibility="collapse" table:number-rows-repeated="14">
            <table:table-cell/>
            <table:table-cell table:style-name="ce25"/>
            <table:table-cell table:style-name="ce67"/>
            <table:table-cell table:style-name="ce64"/>
            <table:table-cell table:style-name="ce112" table:content-validation-name="val1"/>
            <table:table-cell table:style-name="ce121" table:number-columns-repeated="249"/>
          </table:table-row>
          <table:table-row table:style-name="ro3" table:visibility="collapse">
            <table:table-cell/>
            <table:table-cell table:style-name="ce38"/>
            <table:table-cell table:style-name="ce67"/>
            <table:table-cell table:style-name="ce64"/>
            <table:table-cell table:style-name="ce112" table:content-validation-name="val1"/>
            <table:table-cell table:style-name="ce121" table:number-columns-repeated="249"/>
          </table:table-row>
        </table:table-row-group>
        <table:table-row table:style-name="ro3">
          <table:table-cell/>
          <table:table-cell table:style-name="ce27" table:number-columns-repeated="3"/>
          <table:table-cell table:style-name="ce114" table:content-validation-name="val1"/>
          <table:table-cell table:style-name="ce121" table:number-columns-repeated="249"/>
        </table:table-row>
        <table:table-row table:style-name="ro5">
          <table:table-cell/>
          <table:table-cell table:style-name="ce37" office:value-type="string" table:number-columns-spanned="4" table:number-rows-spanned="1">
            <text:p>Monitor</text:p>
          </table:table-cell>
          <table:covered-table-cell table:style-name="ce69"/>
          <table:covered-table-cell table:style-name="ce92"/>
          <table:covered-table-cell table:style-name="ce109" table:content-validation-name="val1"/>
          <table:table-cell table:style-name="ce121" table:number-columns-repeated="249"/>
        </table:table-row>
        <table:table-row table:style-name="ro3">
          <table:table-cell/>
          <table:table-cell table:style-name="ce21" table:number-columns-repeated="2"/>
          <table:table-cell table:style-name="ce64"/>
          <table:table-cell table:style-name="ce112" table:content-validation-name="val1"/>
          <table:table-cell table:style-name="ce121" table:number-columns-repeated="249"/>
        </table:table-row>
        <table:table-row table:style-name="ro5">
          <table:table-cell/>
          <table:table-cell table:style-name="ce8" office:value-type="string" table:number-columns-spanned="4" table:number-rows-spanned="1">
            <text:p>System Information</text:p>
          </table:table-cell>
          <table:covered-table-cell table:style-name="ce21"/>
          <table:covered-table-cell table:style-name="ce64"/>
          <table:covered-table-cell table:style-name="ce109" table:content-validation-name="val1"/>
          <table:table-cell table:style-name="ce121" table:number-columns-repeated="249"/>
        </table:table-row>
        <table:table-row-group table:display="false">
          <table:table-row table:style-name="ro21" table:visibility="collapse">
            <table:table-cell/>
            <table:table-cell table:style-name="ce39" office:value-type="string">
              <text:p>Displaying system information</text:p>
            </table:table-cell>
            <table:table-cell table:style-name="ce65" office:value-type="string">
              <text:p>Click on the “System Information” link</text:p>
            </table:table-cell>
            <table:table-cell table:style-name="ce65" office:value-type="string">
              <text:p>The following information should be displayed</text:p>
              <text:p/>
              <text:p><text:span text:style-name="T3">Property</text:span><text:span text:style-name="T3"><text:tab/></text:span><text:span text:style-name="T3"> <text:s text:c="28"/>Value</text:span></text:p>
              <text:p><text:span text:style-name="T5">Axis2 Location</text:span><text:span text:style-name="T5"><text:tab/></text:span><text:span text:style-name="T5"> <text:s text:c="10"/>&lt;path&gt;/axis2-kernel-1.3.jar</text:span></text:p>
              <text:p><text:span text:style-name="T5">Java Home</text:span><text:span text:style-name="T5"><text:tab/></text:span><text:span text:style-name="T5"> <text:s text:c="16"/>&lt;path&gt;/Java/jdk1.5.0_14/jre</text:span></text:p>
              <text:p><text:span text:style-name="T5">Java Runtime Name</text:span><text:span text:style-name="T5"><text:tab/></text:span><text:span text:style-name="T5">Java(TM) 2 Runtime Environment, <text:s text:c="5"/></text:span></text:p>
              <text:p><text:span text:style-name="T5"><text:s text:c="34"/></text:span><text:span text:style-name="T5">Standard Edition</text:span></text:p>
              <text:p><text:span text:style-name="T5">Java Version</text:span><text:span text:style-name="T5"><text:tab/></text:span><text:span text:style-name="T5"> <text:s text:c="10"/>1.5.0_14</text:span></text:p>
              <text:p><text:span text:style-name="T5">Java Vendor</text:span><text:span text:style-name="T5"><text:tab/></text:span><text:span text:style-name="T5"> <text:s text:c="10"/>Sun Microsystems Inc.</text:span></text:p>
              <text:p><text:span text:style-name="T5">Java VM Version</text:span><text:span text:style-name="T5"><text:tab/></text:span><text:span text:style-name="T5"> <text:s text:c="4"/>1.5.0_14-b03</text:span></text:p>
              <text:p><text:span text:style-name="T5">OS Name</text:span><text:span text:style-name="T5"><text:tab/></text:span><text:span text:style-name="T5"> <text:s text:c="15"/>Linux</text:span></text:p>
              <text:p><text:span text:style-name="T5">OS Version</text:span><text:span text:style-name="T5"><text:tab/></text:span><text:span text:style-name="T5"> <text:s text:c="15"/>2.6.20-15-generic</text:span></text:p>
              <text:p><text:span text:style-name="T5">Repository Location</text:span><text:span text:style-name="T5"><text:tab/></text:span><text:span text:style-name="T5"> <text:s text:c="3"/>&lt;path&gt;/repository/</text:span></text:p>
              <text:p><text:span text:style-name="T5">Server Name</text:span><text:span text:style-name="T5"><text:tab/></text:span><text:span text:style-name="T5"> <text:s text:c="9"/>WSO2 ESB</text:span></text:p>
              <text:p><text:span text:style-name="T5">User Country</text:span><text:span text:style-name="T5"><text:tab/></text:span><text:span text:style-name="T5"> <text:s text:c="9"/>US</text:span></text:p>
              <text:p><text:span text:style-name="T5">User Home</text:span><text:span text:style-name="T5"><text:tab/></text:span><text:span text:style-name="T5"> <text:s text:c="15"/>/home/test</text:span></text:p>
              <text:p><text:span text:style-name="T5">User Name</text:span><text:span text:style-name="T5"><text:tab/></text:span><text:span text:style-name="T5"> <text:s text:c="15"/>test</text:span></text:p>
              <text:p><text:span text:style-name="T5">User Timezone</text:span><text:span text:style-name="T5"><text:tab/></text:span><text:span text:style-name="T5"> <text:s text:c="9"/>Asia/Colombo</text:span></text:p>
            </table:table-cell>
            <table:table-cell table:style-name="ce115" table:content-validation-name="val1"/>
            <table:table-cell table:style-name="ce121" table:number-columns-repeated="249"/>
          </table:table-row>
        </table:table-row-group>
        <table:table-row table:style-name="ro3">
          <table:table-cell/>
          <table:table-cell table:style-name="ce32" table:number-columns-repeated="2"/>
          <table:table-cell table:style-name="ce27"/>
          <table:table-cell table:style-name="ce114" table:content-validation-name="val1"/>
          <table:table-cell table:style-name="ce121" table:number-columns-repeated="249"/>
        </table:table-row>
        <table:table-row table:style-name="ro5">
          <table:table-cell/>
          <table:table-cell table:style-name="ce8" office:value-type="string" table:number-columns-spanned="4" table:number-rows-spanned="1">
            <text:p>Statistics</text:p>
          </table:table-cell>
          <table:covered-table-cell table:style-name="ce21"/>
          <table:covered-table-cell table:style-name="ce64"/>
          <table:covered-table-cell table:style-name="ce109" table:content-validation-name="val1"/>
          <table:table-cell table:style-name="ce121" table:number-columns-repeated="249"/>
        </table:table-row>
        <table:table-row-group table:display="false">
          <table:table-row table:style-name="ro22" table:visibility="collapse">
            <table:table-cell/>
            <table:table-cell table:style-name="ce40"/>
            <table:table-cell table:style-name="ce21" office:value-type="string">
              <text:p>Click on the “Statistics” page</text:p>
            </table:table-cell>
            <table:table-cell table:style-name="ce64" office:value-type="string">
              <text:p>The “ESB System Statistics” page should be displayed with the statistics displayed for, </text:p>
              <text:p><text:tab/><text:span text:style-name="T6">● </text:span>Server Statistics Summary</text:p>
              <text:p><text:tab/><text:span text:style-name="T6">● </text:span>Proxy Services Statistics Summary</text:p>
              <text:p><text:tab/><text:span text:style-name="T6">● </text:span>Endpoints Statistics Summary</text:p>
              <text:p><text:tab/><text:span text:style-name="T6">● </text:span>Sequences Statistics Summary</text:p>
            </table:table-cell>
            <table:table-cell table:style-name="ce112" table:content-validation-name="val1" office:value-type="string">
              <text:p>P</text:p>
            </table:table-cell>
            <table:table-cell table:style-name="ce121" table:number-columns-repeated="249"/>
          </table:table-row>
          <table:table-row table:style-name="ro15" table:visibility="collapse">
            <table:table-cell/>
            <table:table-cell table:style-name="ce41"/>
            <table:table-cell table:style-name="ce21" office:value-type="string">
              <text:p>Click on the “Server Statistics Summary” link</text:p>
            </table:table-cell>
            <table:table-cell table:style-name="ce64" office:value-type="string">
              <text:p>The “Server Statistics View” should be displayed with inflow and outflow statistics of the server</text:p>
            </table:table-cell>
            <table:table-cell table:style-name="ce112" table:content-validation-name="val1" office:value-type="string">
              <text:p>P</text:p>
            </table:table-cell>
            <table:table-cell table:style-name="ce121" table:number-columns-repeated="249"/>
          </table:table-row>
          <table:table-row table:style-name="ro15" table:visibility="collapse">
            <table:table-cell/>
            <table:table-cell table:style-name="ce42"/>
            <table:table-cell table:style-name="ce21" office:value-type="string">
              <text:p>Click on the “Proxy Services Statistics Summary” link</text:p>
            </table:table-cell>
            <table:table-cell table:style-name="ce64" office:value-type="string">
              <text:p>The “Proxy Services Statistics View” should be displayed with inflow and outflow statistics of the server</text:p>
            </table:table-cell>
            <table:table-cell table:style-name="ce112" table:content-validation-name="val1" office:value-type="string">
              <text:p>P</text:p>
            </table:table-cell>
            <table:table-cell table:style-name="ce121" table:number-columns-repeated="249"/>
          </table:table-row>
          <table:table-row table:style-name="ro15" table:visibility="collapse">
            <table:table-cell/>
            <table:table-cell table:style-name="ce42"/>
            <table:table-cell table:style-name="ce21" office:value-type="string">
              <text:p>Click on the “Endpoints Statistics Summary” link</text:p>
            </table:table-cell>
            <table:table-cell table:style-name="ce64" office:value-type="string">
              <text:p>The “Endpoint Statistics View” should be displayed with inflow and outflow statistics of the server</text:p>
            </table:table-cell>
            <table:table-cell table:style-name="ce112" table:content-validation-name="val1" office:value-type="string">
              <text:p>P</text:p>
            </table:table-cell>
            <table:table-cell table:style-name="ce121" table:number-columns-repeated="249"/>
          </table:table-row>
          <table:table-row table:style-name="ro15" table:visibility="collapse">
            <table:table-cell/>
            <table:table-cell table:style-name="ce42"/>
            <table:table-cell table:style-name="ce21" office:value-type="string">
              <text:p>Click on the “Sequences Statistics Summary” link</text:p>
            </table:table-cell>
            <table:table-cell table:style-name="ce64" office:value-type="string">
              <text:p>The “Sequence Statistics View” should be displayed with inflow and outflow statistics of the server</text:p>
            </table:table-cell>
            <table:table-cell table:style-name="ce112" table:content-validation-name="val1" office:value-type="string">
              <text:p>P</text:p>
            </table:table-cell>
            <table:table-cell table:style-name="ce121" table:number-columns-repeated="249"/>
          </table:table-row>
          <table:table-row table:style-name="ro14" table:visibility="collapse">
            <table:table-cell/>
            <table:table-cell table:style-name="ce42"/>
            <table:table-cell table:style-name="ce21" office:value-type="string">
              <text:p>Click on the “Clear All” button</text:p>
            </table:table-cell>
            <table:table-cell table:style-name="ce64" office:value-type="string">
              <text:p>All the statistics should be cleared from the system</text:p>
            </table:table-cell>
            <table:table-cell table:style-name="ce112" table:content-validation-name="val1" office:value-type="string">
              <text:p>P</text:p>
            </table:table-cell>
            <table:table-cell table:style-name="ce121" table:number-columns-repeated="249"/>
          </table:table-row>
          <table:table-row table:style-name="ro3" table:visibility="collapse">
            <table:table-cell/>
            <table:table-cell table:style-name="ce42"/>
            <table:table-cell table:style-name="ce21"/>
            <table:table-cell table:style-name="ce93"/>
            <table:table-cell table:style-name="ce112" table:content-validation-name="val1"/>
            <table:table-cell table:style-name="ce121" table:number-columns-repeated="249"/>
          </table:table-row>
          <table:table-row table:style-name="ro3" table:visibility="collapse">
            <table:table-cell/>
            <table:table-cell table:style-name="ce43"/>
            <table:table-cell table:style-name="ce19"/>
            <table:table-cell table:style-name="ce91"/>
            <table:table-cell table:style-name="ce118" table:content-validation-name="val1"/>
            <table:table-cell table:style-name="ce121" table:number-columns-repeated="249"/>
          </table:table-row>
        </table:table-row-group>
        <table:table-row table:style-name="ro3">
          <table:table-cell/>
          <table:table-cell table:style-name="ce28" table:number-columns-repeated="2"/>
          <table:table-cell table:style-name="ce65"/>
          <table:table-cell table:style-name="ce112" table:content-validation-name="val1"/>
          <table:table-cell table:style-name="ce121" table:number-columns-repeated="249"/>
        </table:table-row>
        <table:table-row table:style-name="ro5">
          <table:table-cell/>
          <table:table-cell table:style-name="ce44" office:value-type="string" table:number-columns-spanned="4" table:number-rows-spanned="1">
            <text:p>System Logs</text:p>
          </table:table-cell>
          <table:covered-table-cell table:number-columns-repeated="2" table:style-name="ce21"/>
          <table:covered-table-cell table:style-name="ce109" table:content-validation-name="val1"/>
          <table:table-cell table:style-name="ce121" table:number-columns-repeated="249"/>
        </table:table-row>
        <table:table-row-group table:display="false">
          <table:table-row table:style-name="ro15" table:visibility="collapse">
            <table:table-cell/>
            <table:table-cell table:style-name="ce45"/>
            <table:table-cell table:style-name="ce21" office:value-type="string">
              <text:p>Click on the link “System Logs”</text:p>
            </table:table-cell>
            <table:table-cell table:style-name="ce21" office:value-type="string">
              <text:p>All the logs which are available in the system starting from the point which you started ESB server should be displayed</text:p>
            </table:table-cell>
            <table:table-cell table:style-name="ce112" table:content-validation-name="val1"/>
            <table:table-cell table:style-name="ce121" table:number-columns-repeated="249"/>
          </table:table-row>
          <table:table-row table:style-name="ro18" table:visibility="collapse">
            <table:table-cell/>
            <table:table-cell table:style-name="ce45"/>
            <table:table-cell table:style-name="ce21" office:value-type="string">
              <text:p>Select any option from the “View” combo box</text:p>
            </table:table-cell>
            <table:table-cell table:style-name="ce21" office:value-type="string">
              <text:p>Depending on the Log level selected the logs being displayed should changed.</text:p>
              <text:p/>
              <text:p><text:span text:style-name="T4">E.g.:- If “INFO” is selected, all the INFO logs should be displayed</text:span></text:p>
            </table:table-cell>
            <table:table-cell table:style-name="ce112" table:content-validation-name="val1"/>
            <table:table-cell table:style-name="ce121" table:number-columns-repeated="249"/>
          </table:table-row>
          <table:table-row table:style-name="ro15" table:visibility="collapse">
            <table:table-cell/>
            <table:table-cell table:style-name="ce45"/>
            <table:table-cell table:style-name="ce21" office:value-type="string">
              <text:p>Tick the check box “Ignore Case”, specify a search text and do a search</text:p>
            </table:table-cell>
            <table:table-cell table:style-name="ce21" office:value-type="string">
              <text:p>The search results should be displayed omitting whether the search text is capital or simple</text:p>
            </table:table-cell>
            <table:table-cell table:style-name="ce112" table:content-validation-name="val1"/>
            <table:table-cell table:style-name="ce121" table:number-columns-repeated="249"/>
          </table:table-row>
          <table:table-row table:style-name="ro14" table:visibility="collapse">
            <table:table-cell/>
            <table:table-cell table:style-name="ce45"/>
            <table:table-cell table:style-name="ce21" office:value-type="string">
              <text:p>Click on the “Clear All” button</text:p>
            </table:table-cell>
            <table:table-cell table:style-name="ce21" office:value-type="string">
              <text:p>All the system logs should be cleared</text:p>
            </table:table-cell>
            <table:table-cell table:style-name="ce112" table:content-validation-name="val1"/>
            <table:table-cell table:style-name="ce121" table:number-columns-repeated="249"/>
          </table:table-row>
          <table:table-row table:style-name="ro3" table:visibility="collapse">
            <table:table-cell/>
            <table:table-cell table:style-name="ce45"/>
            <table:table-cell table:style-name="ce21" table:number-columns-repeated="2"/>
            <table:table-cell table:style-name="ce112" table:content-validation-name="val1"/>
            <table:table-cell table:style-name="ce121" table:number-columns-repeated="249"/>
          </table:table-row>
          <table:table-row table:style-name="ro17" table:visibility="collapse">
            <table:table-cell/>
            <table:table-cell table:style-name="ce45"/>
            <table:table-cell table:style-name="ce21" office:value-type="string">
              <text:p>Create a sequence and export in into the integrated registry. Now create another sequence and make a reference to the sequence exported into the integrated registry. Check if the logs are printed properly</text:p>
            </table:table-cell>
            <table:table-cell table:style-name="ce21"/>
            <table:table-cell table:style-name="ce112" table:content-validation-name="val1"/>
            <table:table-cell table:style-name="ce121" table:number-columns-repeated="249"/>
          </table:table-row>
          <table:table-row table:style-name="ro15" table:visibility="collapse">
            <table:table-cell/>
            <table:table-cell table:style-name="ce45"/>
            <table:table-cell table:style-name="ce21" office:value-type="string">
              <text:p>Verify whether the same log information is printed twice when editing an integrated registry</text:p>
            </table:table-cell>
            <table:table-cell table:style-name="ce21"/>
            <table:table-cell table:style-name="ce112" table:content-validation-name="val1"/>
            <table:table-cell table:style-name="ce121" table:number-columns-repeated="249"/>
          </table:table-row>
          <table:table-row table:style-name="ro16" table:visibility="collapse">
            <table:table-cell/>
            <table:table-cell table:style-name="ce45"/>
            <table:table-cell table:style-name="ce21" office:value-type="string">
              <text:p>Verify if inappropriate trace logs are printed when service level policies and service level parameters are not specified for a Proxy service</text:p>
            </table:table-cell>
            <table:table-cell table:style-name="ce21"/>
            <table:table-cell table:style-name="ce112" table:content-validation-name="val1"/>
            <table:table-cell table:style-name="ce121" table:number-columns-repeated="249"/>
          </table:table-row>
          <table:table-row table:style-name="ro3" table:visibility="collapse">
            <table:table-cell/>
            <table:table-cell table:style-name="ce45"/>
            <table:table-cell table:style-name="ce21" table:number-columns-repeated="2"/>
            <table:table-cell table:style-name="ce112" table:content-validation-name="val1"/>
            <table:table-cell table:style-name="ce121" table:number-columns-repeated="249"/>
          </table:table-row>
        </table:table-row-group>
        <table:table-row table:style-name="ro3">
          <table:table-cell/>
          <table:table-cell table:style-name="ce27" table:number-columns-repeated="3"/>
          <table:table-cell table:style-name="ce114" table:content-validation-name="val1"/>
          <table:table-cell table:style-name="ce121" table:number-columns-repeated="249"/>
        </table:table-row>
        <table:table-row table:style-name="ro5">
          <table:table-cell/>
          <table:table-cell table:style-name="ce8" office:value-type="string" table:number-columns-spanned="4" table:number-rows-spanned="1">
            <text:p>Trace Messages</text:p>
          </table:table-cell>
          <table:covered-table-cell table:style-name="ce71"/>
          <table:covered-table-cell table:style-name="ce94"/>
          <table:covered-table-cell table:style-name="ce109" table:content-validation-name="val1"/>
          <table:table-cell table:style-name="ce121" table:number-columns-repeated="249"/>
        </table:table-row>
        <table:table-row-group table:display="false">
          <table:table-row table:style-name="ro3" table:visibility="collapse">
            <table:table-cell/>
            <table:table-cell table:style-name="ce43"/>
            <table:table-cell table:style-name="ce71"/>
            <table:table-cell table:style-name="ce94"/>
            <table:table-cell table:style-name="ce112" table:content-validation-name="val1"/>
            <table:table-cell table:style-name="ce121" table:number-columns-repeated="249"/>
          </table:table-row>
          <table:table-row table:style-name="ro3" table:visibility="collapse" table:number-rows-repeated="4">
            <table:table-cell/>
            <table:table-cell table:style-name="ce43"/>
            <table:table-cell table:style-name="ce21"/>
            <table:table-cell table:style-name="ce64"/>
            <table:table-cell table:style-name="ce112" table:content-validation-name="val1"/>
            <table:table-cell table:style-name="ce121" table:number-columns-repeated="249"/>
          </table:table-row>
          <table:table-row table:style-name="ro3" table:visibility="collapse">
            <table:table-cell/>
            <table:table-cell table:style-name="ce43"/>
            <table:table-cell table:style-name="ce21"/>
            <table:table-cell table:style-name="ce95"/>
            <table:table-cell table:style-name="ce112" table:content-validation-name="val1"/>
            <table:table-cell table:style-name="ce121" table:number-columns-repeated="249"/>
          </table:table-row>
          <table:table-row table:style-name="ro3" table:visibility="collapse">
            <table:table-cell/>
            <table:table-cell table:style-name="ce43"/>
            <table:table-cell table:style-name="ce72"/>
            <table:table-cell table:style-name="Default"/>
            <table:table-cell table:style-name="ce112" table:content-validation-name="val1"/>
            <table:table-cell table:style-name="ce121" table:number-columns-repeated="249"/>
          </table:table-row>
        </table:table-row-group>
        <table:table-row table:style-name="ro3">
          <table:table-cell/>
          <table:table-cell table:style-name="ce32"/>
          <table:table-cell table:style-name="ce73"/>
          <table:table-cell table:style-name="ce59"/>
          <table:table-cell table:style-name="ce114" table:content-validation-name="val1"/>
          <table:table-cell table:style-name="ce121" table:number-columns-repeated="249"/>
        </table:table-row>
        <table:table-row table:style-name="ro5">
          <table:table-cell/>
          <table:table-cell table:style-name="ce8" office:value-type="string" table:number-columns-spanned="4" table:number-rows-spanned="1">
            <text:p>Log Settings</text:p>
          </table:table-cell>
          <table:covered-table-cell table:style-name="ce73"/>
          <table:covered-table-cell table:style-name="ce59"/>
          <table:covered-table-cell table:style-name="ce119" table:content-validation-name="val1"/>
          <table:table-cell table:style-name="ce121" table:number-columns-repeated="249"/>
        </table:table-row>
        <table:table-row-group table:display="false">
          <table:table-row table:style-name="ro3" table:visibility="collapse">
            <table:table-cell/>
            <table:table-cell table:style-name="ce43"/>
            <table:table-cell table:style-name="ce71"/>
            <table:table-cell table:style-name="ce94"/>
            <table:table-cell table:style-name="ce112" table:content-validation-name="val1"/>
            <table:table-cell table:style-name="ce121" table:number-columns-repeated="249"/>
          </table:table-row>
          <table:table-row table:style-name="ro3" table:visibility="collapse" table:number-rows-repeated="2">
            <table:table-cell/>
            <table:table-cell table:style-name="ce21"/>
            <table:table-cell table:style-name="ce71"/>
            <table:table-cell table:style-name="ce94"/>
            <table:table-cell table:style-name="ce112" table:content-validation-name="val1"/>
            <table:table-cell table:style-name="ce121" table:number-columns-repeated="249"/>
          </table:table-row>
        </table:table-row-group>
        <table:table-row table:style-name="ro3">
          <table:table-cell/>
          <table:table-cell table:style-name="ce32"/>
          <table:table-cell table:style-name="ce73"/>
          <table:table-cell table:style-name="ce59"/>
          <table:table-cell table:style-name="ce114" table:content-validation-name="val1"/>
          <table:table-cell table:style-name="ce121" table:number-columns-repeated="249"/>
        </table:table-row>
        <table:table-row table:style-name="ro5">
          <table:table-cell/>
          <table:table-cell table:style-name="ce46" office:value-type="string" table:number-columns-spanned="4" table:number-rows-spanned="1">
            <text:p>Deploy on different databases</text:p>
          </table:table-cell>
          <table:covered-table-cell table:number-columns-repeated="3" table:style-name="Default"/>
          <table:table-cell table:number-columns-repeated="249"/>
        </table:table-row>
        <table:table-row table:style-name="ro5">
          <table:table-cell/>
          <table:table-cell table:style-name="ce47" office:value-type="string" table:number-columns-spanned="4" table:number-rows-spanned="1">
            <text:p>Derby</text:p>
          </table:table-cell>
          <table:covered-table-cell table:number-columns-repeated="3" table:style-name="ce74"/>
          <table:table-cell table:number-columns-repeated="249"/>
        </table:table-row>
        <table:table-row-group table:display="false">
          <table:table-row table:style-name="ro15" table:visibility="collapse">
            <table:table-cell/>
            <table:table-cell table:style-name="ce48" office:value-type="string">
              <text:p>Test the DB Lookup and DB mediators with Derby</text:p>
            </table:table-cell>
            <table:table-cell table:style-name="ce75" office:value-type="string">
              <text:p>Add data to a derby database with DB Report mediators</text:p>
            </table:table-cell>
            <table:table-cell table:style-name="ce96" office:value-type="string">
              <text:p>Should be able to add data to the database successfully</text:p>
            </table:table-cell>
            <table:table-cell table:style-name="ce120" table:content-validation-name="val1"/>
            <table:table-cell table:number-columns-repeated="249"/>
          </table:table-row>
          <table:table-row table:style-name="ro14" table:visibility="collapse">
            <table:table-cell/>
            <table:table-cell table:style-name="ce48"/>
            <table:table-cell table:style-name="ce75" office:value-type="string">
              <text:p>Remove data from a derby database with DB Report Mediators</text:p>
            </table:table-cell>
            <table:table-cell table:style-name="ce96" office:value-type="string">
              <text:p>Should be able to delete data from the database successfully</text:p>
            </table:table-cell>
            <table:table-cell table:style-name="ce120" table:content-validation-name="val1"/>
            <table:table-cell table:number-columns-repeated="249"/>
          </table:table-row>
          <table:table-row table:style-name="ro14" table:visibility="collapse">
            <table:table-cell/>
            <table:table-cell table:style-name="ce48"/>
            <table:table-cell table:style-name="ce75" office:value-type="string">
              <text:p>View data from a derby database from the DB Lookup Mediators</text:p>
            </table:table-cell>
            <table:table-cell table:style-name="ce96" office:value-type="string">
              <text:p>Should be able to view data from the database successfully</text:p>
            </table:table-cell>
            <table:table-cell table:style-name="ce120" table:content-validation-name="val1"/>
            <table:table-cell table:number-columns-repeated="249"/>
          </table:table-row>
        </table:table-row-group>
        <table:table-row table:style-name="ro3">
          <table:table-cell/>
          <table:table-cell table:style-name="ce49"/>
          <table:table-cell table:style-name="ce76"/>
          <table:table-cell table:style-name="ce97"/>
          <table:table-cell table:style-name="ce120" table:content-validation-name="val1"/>
          <table:table-cell table:number-columns-repeated="249"/>
        </table:table-row>
        <table:table-row table:style-name="ro5">
          <table:table-cell/>
          <table:table-cell table:style-name="ce47" office:value-type="string" table:number-columns-spanned="4" table:number-rows-spanned="1">
            <text:p>MySQL</text:p>
          </table:table-cell>
          <table:covered-table-cell table:number-columns-repeated="3" table:style-name="Default"/>
          <table:table-cell table:number-columns-repeated="249"/>
        </table:table-row>
        <table:table-row-group table:display="false">
          <table:table-row table:style-name="ro15" table:visibility="collapse">
            <table:table-cell/>
            <table:table-cell table:style-name="ce48" office:value-type="string">
              <text:p>Test the DB Lookup and DB mediators with MySQL</text:p>
            </table:table-cell>
            <table:table-cell table:style-name="ce75" office:value-type="string">
              <text:p>Add data to a MySQL database with DB Report mediators</text:p>
            </table:table-cell>
            <table:table-cell table:style-name="ce96" office:value-type="string">
              <text:p>Should be able to add data to the database successfully</text:p>
            </table:table-cell>
            <table:table-cell table:style-name="ce120" table:content-validation-name="val1"/>
            <table:table-cell table:number-columns-repeated="249"/>
          </table:table-row>
          <table:table-row table:style-name="ro14" table:visibility="collapse">
            <table:table-cell/>
            <table:table-cell table:style-name="ce48"/>
            <table:table-cell table:style-name="ce75" office:value-type="string">
              <text:p>Remove data from a MySQL database with DB Report Mediators</text:p>
            </table:table-cell>
            <table:table-cell table:style-name="ce96" office:value-type="string">
              <text:p>Should be able to delete data from the database successfully</text:p>
            </table:table-cell>
            <table:table-cell table:style-name="ce120" table:content-validation-name="val1"/>
            <table:table-cell table:number-columns-repeated="249"/>
          </table:table-row>
          <table:table-row table:style-name="ro14" table:visibility="collapse">
            <table:table-cell/>
            <table:table-cell table:style-name="ce48"/>
            <table:table-cell table:style-name="ce75" office:value-type="string">
              <text:p>View data from a MySQL database from the DB Lookup Mediators</text:p>
            </table:table-cell>
            <table:table-cell table:style-name="ce96" office:value-type="string">
              <text:p>Should be able to view data from the database successfully</text:p>
            </table:table-cell>
            <table:table-cell table:style-name="ce120" table:content-validation-name="val1"/>
            <table:table-cell table:number-columns-repeated="249"/>
          </table:table-row>
          <table:table-row table:style-name="ro3" table:visibility="collapse">
            <table:table-cell/>
            <table:table-cell table:style-name="ce49"/>
            <table:table-cell table:style-name="ce76"/>
            <table:table-cell table:style-name="ce97"/>
            <table:table-cell table:style-name="ce120" table:content-validation-name="val1"/>
            <table:table-cell table:number-columns-repeated="249"/>
          </table:table-row>
        </table:table-row-group>
        <table:table-row table:style-name="ro3">
          <table:table-cell/>
          <table:table-cell table:style-name="ce49"/>
          <table:table-cell table:style-name="ce76"/>
          <table:table-cell table:style-name="ce97"/>
          <table:table-cell table:style-name="ce120" table:content-validation-name="val1"/>
          <table:table-cell table:number-columns-repeated="249"/>
        </table:table-row>
        <table:table-row table:style-name="ro23">
          <table:table-cell/>
          <table:table-cell table:style-name="ce49"/>
          <table:table-cell table:style-name="ce76"/>
          <table:table-cell table:style-name="ce97"/>
          <table:table-cell table:style-name="ce120" table:content-validation-name="val1"/>
          <table:table-cell table:number-columns-repeated="249"/>
        </table:table-row>
        <table:table-row table:style-name="ro3">
          <table:table-cell/>
          <table:table-cell table:style-name="ce50"/>
          <table:table-cell table:style-name="ce77" table:number-columns-repeated="3"/>
          <table:table-cell table:number-columns-repeated="249"/>
        </table:table-row>
        <table:table-row table:style-name="ro3" table:number-rows-repeated="2">
          <table:table-cell/>
          <table:table-cell table:style-name="ce51"/>
          <table:table-cell table:style-name="ce52" table:number-columns-repeated="3"/>
          <table:table-cell table:number-columns-repeated="249"/>
        </table:table-row>
        <table:table-row table:style-name="ro3" table:number-rows-repeated="17">
          <table:table-cell/>
          <table:table-cell table:style-name="ce52" table:number-columns-repeated="4"/>
          <table:table-cell table:number-columns-repeated="249"/>
        </table:table-row>
        <table:table-row table:style-name="ro3" table:number-rows-repeated="17">
          <table:table-cell table:number-columns-repeated="254"/>
        </table:table-row>
        <table:table-row table:style-name="ro3">
          <table:table-cell/>
          <table:table-cell table:style-name="ce50" office:value-type="string">
            <text:p>Test Results</text:p>
          </table:table-cell>
          <table:table-cell table:number-columns-repeated="252"/>
        </table:table-row>
        <table:table-row table:style-name="ro3">
          <table:table-cell/>
          <table:table-cell table:style-name="ce53" office:value-type="string">
            <text:p>P</text:p>
          </table:table-cell>
          <table:table-cell table:number-columns-repeated="252"/>
        </table:table-row>
        <table:table-row table:style-name="ro3">
          <table:table-cell/>
          <table:table-cell table:style-name="ce54" office:value-type="string">
            <text:p>F</text:p>
          </table:table-cell>
          <table:table-cell table:number-columns-repeated="252"/>
        </table:table-row>
        <table:table-row table:style-name="ro3">
          <table:table-cell/>
          <table:table-cell table:style-name="ce55" office:value-type="string">
            <text:p>C</text:p>
          </table:table-cell>
          <table:table-cell table:number-columns-repeated="252"/>
        </table:table-row>
        <table:table-row table:style-name="ro3" table:number-rows-repeated="65134">
          <table:table-cell table:number-columns-repeated="254"/>
        </table:table-row>
        <table:table-row table:style-name="ro3">
          <table:table-cell table:number-columns-repeated="25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26">02/26/2008</text:date>, <text:time>15:23: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5-14T00:50:13</meta:creation-date>
    <dc:date>2008-02-26T15:23:54</dc:date>
    <meta:editing-cycles>807</meta:editing-cycles>
    <meta:editing-duration>P4DT1H11M11S</meta:editing-duration>
    <meta:user-defined meta:name="Info 1"/>
    <meta:user-defined meta:name="Info 2"/>
    <meta:user-defined meta:name="Info 3"/>
    <meta:user-defined meta:name="Info 4"/>
    <meta:document-statistic meta:table-count="1" meta:cell-count="421"/>
  </office:meta>
</office:document-meta>
</file>